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ource Sans Pro" svg:font-family="'Source Sans Pr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024cm" table:align="left"/>
    </style:style>
    <style:style style:name="Table1.A" style:family="table-column">
      <style:table-column-properties style:column-width="1.168cm"/>
    </style:style>
    <style:style style:name="Table1.B" style:family="table-column">
      <style:table-column-properties style:column-width="1.64cm"/>
    </style:style>
    <style:style style:name="Table1.C" style:family="table-column">
      <style:table-column-properties style:column-width="1.305cm"/>
    </style:style>
    <style:style style:name="Table1.D" style:family="table-column">
      <style:table-column-properties style:column-width="1.637cm"/>
    </style:style>
    <style:style style:name="Table1.E" style:family="table-column">
      <style:table-column-properties style:column-width="1.274cm"/>
    </style:style>
    <style:style style:name="Table1.A1" style:family="table-cell">
      <style:table-cell-properties style:vertical-align="middle" fo:padding="0.049cm" fo:border="none"/>
    </style:style>
    <style:style style:name="Table2" style:family="table">
      <style:table-properties style:width="14.296cm" table:align="left"/>
    </style:style>
    <style:style style:name="Table2.A" style:family="table-column">
      <style:table-column-properties style:column-width="1.356cm"/>
    </style:style>
    <style:style style:name="Table2.B" style:family="table-column">
      <style:table-column-properties style:column-width="7.422cm"/>
    </style:style>
    <style:style style:name="Table2.C" style:family="table-column">
      <style:table-column-properties style:column-width="5.517cm"/>
    </style:style>
    <style:style style:name="Table2.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Heading">
      <style:paragraph-properties fo:margin-top="0cm" fo:margin-bottom="0.499cm" loext:contextual-spacing="false"/>
    </style:style>
    <style:style style:name="P4" style:family="paragraph" style:parent-style-name="Standard">
      <style:paragraph-properties style:line-height-at-least="0.503cm"/>
      <style:text-properties fo:color="#000000" style:font-name="Droid Sans Mono" fo:font-size="10.5pt" fo:font-weight="normal" fo:background-color="#fffffe"/>
    </style:style>
    <style:style style:name="P5" style:family="paragraph" style:parent-style-name="Standard">
      <style:text-properties fo:color="#000000" style:font-name="Droid Sans Mono" fo:font-size="10.5pt" fo:font-weight="normal" officeooo:rsid="0038f0b1" officeooo:paragraph-rsid="0038f0b1" fo:background-color="#fffffe" style:font-weight-asian="bold" style:font-weight-complex="bold"/>
    </style:style>
    <style:style style:name="P6" style:family="paragraph" style:parent-style-name="Standard">
      <style:paragraph-properties style:line-height-at-least="0.503cm"/>
      <style:text-properties fo:color="#000000" style:font-name="Abyssinica SIL" fo:font-size="10pt" fo:font-weight="normal" fo:background-color="#fffffe" style:font-size-asian="10pt" style:font-size-complex="10pt"/>
    </style:style>
    <style:style style:name="P7" style:family="paragraph" style:parent-style-name="Standard">
      <style:text-properties fo:color="#000000" style:font-name="Liberation Sans" fo:font-size="10.5pt" fo:font-weight="normal" officeooo:rsid="0038f0b1" officeooo:paragraph-rsid="0038f0b1" fo:background-color="#fffffe" style:font-size-asian="10.5pt" style:font-size-complex="10.5pt"/>
    </style:style>
    <style:style style:name="P8" style:family="paragraph" style:parent-style-name="Standard">
      <style:paragraph-properties style:line-height-at-least="0.503cm"/>
      <style:text-properties fo:color="#000000" style:font-name="Liberation Sans" fo:font-size="10.5pt" fo:font-weight="normal" fo:background-color="#fffffe" style:font-size-asian="10.5pt" style:font-size-complex="10.5pt"/>
    </style:style>
    <style:style style:name="P9" style:family="paragraph" style:parent-style-name="Standard">
      <style:text-properties fo:color="#008000" style:font-name="Droid Sans Mono" fo:font-size="10.5pt" fo:font-weight="normal" officeooo:rsid="0020f301" fo:background-color="#fffffe"/>
    </style:style>
    <style:style style:name="P10" style:family="paragraph" style:parent-style-name="Standard">
      <style:paragraph-properties style:line-height-at-least="0.503cm"/>
      <style:text-properties fo:color="#a31515" style:font-name="Droid Sans Mono" fo:font-size="10.5pt" fo:font-weight="normal" fo:background-color="#fffffe"/>
    </style:style>
    <style:style style:name="P11" style:family="paragraph" style:parent-style-name="Standard">
      <style:paragraph-properties style:line-height-at-least="0.503cm"/>
      <style:text-properties fo:color="#a31515" style:font-name="Abyssinica SIL" fo:font-size="10pt" fo:font-weight="normal" fo:background-color="#fffffe" style:font-size-asian="10pt" style:font-size-complex="10pt"/>
    </style:style>
    <style:style style:name="P12" style:family="paragraph" style:parent-style-name="Standard">
      <style:paragraph-properties style:line-height-at-least="0.503cm"/>
    </style:style>
    <style:style style:name="P13" style:family="paragraph" style:parent-style-name="Standard">
      <style:text-properties fo:font-variant="normal" fo:text-transform="none" fo:color="#008000" style:font-name="Droid Sans Mono" fo:font-size="10.5pt" fo:letter-spacing="normal" fo:font-style="normal" fo:font-weight="normal" officeooo:rsid="0020f301" fo:background-color="#fffffe"/>
    </style:style>
    <style:style style:name="P14" style:family="paragraph" style:parent-style-name="Standard">
      <style:paragraph-properties style:line-height-at-least="0.503cm"/>
      <style:text-properties fo:font-variant="normal" fo:text-transform="none" fo:color="#1f1f1f" style:font-name="Abyssinica SIL" fo:font-size="10pt" fo:letter-spacing="normal" fo:font-style="normal" fo:font-weight="normal" fo:background-color="#fffffe" style:font-size-asian="10pt" style:font-size-complex="10pt"/>
    </style:style>
    <style:style style:name="P15" style:family="paragraph" style:parent-style-name="Standard">
      <style:paragraph-properties style:line-height-at-least="0.503cm"/>
      <style:text-properties fo:font-variant="normal" fo:text-transform="none" fo:color="#1f1f1f" style:font-name="Liberation Sans" fo:font-size="10.5pt" fo:letter-spacing="normal" fo:font-style="normal" fo:font-weight="normal" fo:background-color="#fffffe" style:font-size-asian="10.5pt" style:font-size-complex="10.5pt"/>
    </style:style>
    <style:style style:name="P16" style:family="paragraph" style:parent-style-name="Standard">
      <style:paragraph-properties style:line-height-at-least="0.503cm"/>
      <style:text-properties fo:font-variant="normal" fo:text-transform="none" fo:color="#000000" style:font-name="Abyssinica SIL" fo:font-size="10pt" fo:letter-spacing="normal" fo:font-style="normal" fo:font-weight="normal" fo:background-color="#fffffe" style:font-size-asian="10pt" style:font-size-complex="10pt"/>
    </style:style>
    <style:style style:name="P17" style:family="paragraph" style:parent-style-name="Standard">
      <style:paragraph-properties style:line-height-at-least="0.503cm"/>
      <style:text-properties fo:font-variant="normal" fo:text-transform="none" fo:color="#000000" style:font-name="Droid Sans Mono" fo:font-size="10.5pt" fo:letter-spacing="normal" fo:font-style="normal" fo:font-weight="normal" fo:background-color="#fffffe" style:font-size-asian="10pt" style:font-size-complex="10pt"/>
    </style:style>
    <style:style style:name="P18" style:family="paragraph" style:parent-style-name="Standard">
      <style:paragraph-properties style:line-height-at-least="0.503cm"/>
      <style:text-properties fo:font-variant="normal" fo:text-transform="none" fo:color="#000000" style:font-name="Liberation Sans" fo:font-size="10.5pt" fo:letter-spacing="normal" fo:font-style="normal" fo:font-weight="normal" fo:background-color="#fffffe" style:font-size-asian="10.5pt" style:font-size-complex="10.5pt"/>
    </style:style>
    <style:style style:name="P19" style:family="paragraph" style:parent-style-name="Standard">
      <style:text-properties officeooo:rsid="0038f0b1" officeooo:paragraph-rsid="0038f0b1"/>
    </style:style>
    <style:style style:name="P20" style:family="paragraph" style:parent-style-name="Standard">
      <style:text-properties officeooo:paragraph-rsid="0038f0b1"/>
    </style:style>
    <style:style style:name="P21" style:family="paragraph" style:parent-style-name="Standard">
      <style:paragraph-properties style:line-height-at-least="0.503cm"/>
      <style:text-properties fo:color="#1f1f1f" style:font-name="Abyssinica SIL" fo:font-size="10pt" fo:font-weight="normal" fo:background-color="#fffffe" style:font-size-asian="10pt" style:font-size-complex="10pt"/>
    </style:style>
    <style:style style:name="P22" style:family="paragraph" style:parent-style-name="Standard">
      <style:text-properties style:font-name="Abyssinica SIL" fo:font-size="10pt" officeooo:paragraph-rsid="0038f0b1" style:font-size-asian="10pt" style:font-size-complex="10pt"/>
    </style:style>
    <style:style style:name="P23" style:family="paragraph" style:parent-style-name="Standard">
      <style:paragraph-properties style:line-height-at-least="0.503cm"/>
      <style:text-properties style:font-name="Liberation Sans" fo:font-size="10.5pt" style:font-size-asian="10.5pt" style:font-size-complex="10.5pt"/>
    </style:style>
    <style:style style:name="P24" style:family="paragraph" style:parent-style-name="Standard">
      <style:paragraph-properties fo:margin-top="0cm" fo:margin-bottom="0cm" loext:contextual-spacing="false" style:writing-mode="lr-tb"/>
    </style:style>
    <style:style style:name="P25" style:family="paragraph" style:parent-style-name="Text_20_body">
      <style:paragraph-properties fo:margin-top="0cm" fo:margin-bottom="0cm" loext:contextual-spacing="false" style:writing-mode="lr-tb"/>
    </style:style>
    <style:style style:name="P26" style:family="paragraph" style:parent-style-name="Text_20_body">
      <style:paragraph-properties fo:margin-top="0cm" fo:margin-bottom="0cm" loext:contextual-spacing="false" style:writing-mode="lr-tb"/>
      <style:text-properties officeooo:paragraph-rsid="001df49f"/>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style:writing-mode="lr-tb"/>
    </style:style>
    <style:style style:name="P29" style:family="paragraph" style:parent-style-name="Heading_20_1">
      <style:text-properties officeooo:rsid="0020f301"/>
    </style:style>
    <style:style style:name="P30" style:family="paragraph" style:parent-style-name="Heading_20_1">
      <style:paragraph-properties style:line-height-at-least="0.503cm"/>
      <style:text-properties fo:font-variant="normal" fo:text-transform="none" fo:color="#1f1f1f" style:font-name="Abyssinica SIL" fo:font-size="10pt" fo:letter-spacing="normal" fo:font-style="normal" fo:font-weight="normal" fo:background-color="#fffffe" style:font-size-asian="10pt" style:font-size-complex="10pt"/>
    </style:style>
    <style:style style:name="P31" style:family="paragraph" style:parent-style-name="Heading_20_1">
      <style:text-properties fo:font-size="20pt" officeooo:rsid="0038f0b1" officeooo:paragraph-rsid="0038f0b1" style:font-size-asian="20pt" style:font-size-complex="20pt"/>
    </style:style>
    <style:style style:name="P32" style:family="paragraph" style:parent-style-name="Heading_20_1">
      <style:paragraph-properties style:line-height-at-least="0.503cm"/>
      <style:text-properties fo:color="#000000" style:font-name="Liberation Sans" fo:font-size="10.5pt" fo:font-weight="bold" fo:background-color="#fffffe" style:font-weight-asian="bold" style:font-weight-complex="bold"/>
    </style:style>
    <style:style style:name="P33" style:family="paragraph" style:parent-style-name="Heading_20_1">
      <style:paragraph-properties style:line-height-at-least="0.503cm"/>
      <style:text-properties fo:color="#000000" style:font-name="Liberation Sans" fo:font-size="10.5pt" fo:font-weight="bold" fo:background-color="#fffffe" style:font-size-asian="10.5pt" style:font-weight-asian="bold" style:font-size-complex="10.5pt" style:font-weight-complex="bold"/>
    </style:style>
    <style:style style:name="P34" style:family="paragraph" style:parent-style-name="Heading_20_3">
      <style:text-properties fo:font-variant="normal" fo:text-transform="none" fo:color="#1f1f1f" style:font-name="Source Sans Pro" fo:font-size="12pt" fo:letter-spacing="normal" fo:font-style="normal" fo:font-weight="normal" officeooo:rsid="0020f301"/>
    </style:style>
    <style:style style:name="P35" style:family="paragraph" style:parent-style-name="Text_20_body">
      <style:text-properties officeooo:rsid="0020f301"/>
    </style:style>
    <style:style style:name="P36" style:family="paragraph" style:parent-style-name="Text_20_body">
      <style:text-properties fo:font-variant="normal" fo:text-transform="none" fo:color="#1f1f1f" style:font-name="Source Sans Pro" fo:font-size="12pt" fo:letter-spacing="normal" fo:font-style="normal" fo:font-weight="normal" officeooo:rsid="0020f301"/>
    </style:style>
    <style:style style:name="P37" style:family="paragraph" style:parent-style-name="Text_20_body">
      <style:paragraph-properties style:line-height-at-least="0.503cm"/>
      <style:text-properties fo:font-variant="normal" fo:text-transform="none" fo:color="#1f1f1f" style:font-name="Abyssinica SIL" fo:font-size="10pt" fo:letter-spacing="normal" fo:font-style="normal" fo:font-weight="normal" fo:background-color="#fffffe" style:font-size-asian="10pt" style:font-size-complex="10pt"/>
    </style:style>
    <style:style style:name="P38" style:family="paragraph" style:parent-style-name="Text_20_body">
      <style:paragraph-properties style:line-height-at-least="0.503cm"/>
      <style:text-properties fo:font-variant="normal" fo:text-transform="none" fo:color="#1f1f1f" style:font-name="Liberation Sans" fo:font-size="10.5pt" fo:letter-spacing="normal" fo:font-style="normal" fo:font-weight="normal" fo:background-color="#fffffe" style:font-size-asian="10.5pt" style:font-size-complex="10.5pt"/>
    </style:style>
    <style:style style:name="P39" style:family="paragraph" style:parent-style-name="Text_20_body">
      <style:text-properties style:font-name="aakar" fo:font-size="11pt" style:font-size-asian="11pt" style:font-size-complex="11pt"/>
    </style:style>
    <style:style style:name="P40" style:family="paragraph" style:parent-style-name="Text_20_body">
      <style:text-properties style:font-name="Abyssinica SIL" fo:font-size="10pt" style:font-size-asian="10pt" style:font-size-complex="10pt"/>
    </style:style>
    <style:style style:name="P41" style:family="paragraph" style:parent-style-name="Text_20_body">
      <style:text-properties style:font-name="Liberation Sans" fo:font-size="10.5pt" style:font-size-asian="10.5pt" style:font-size-complex="10.5pt"/>
    </style:style>
    <style:style style:name="P42" style:family="paragraph" style:parent-style-name="Text_20_body">
      <style:text-properties style:font-name="Liberation Sans" fo:font-weight="bold" officeooo:paragraph-rsid="0038f0b1"/>
    </style:style>
    <style:style style:name="P43" style:family="paragraph" style:parent-style-name="Heading_20_2">
      <style:text-properties fo:font-variant="normal" fo:text-transform="none" fo:color="#1f1f1f" style:font-name="Liberation Sans" fo:font-size="12pt" fo:letter-spacing="normal" fo:font-style="normal" fo:font-weight="bold" officeooo:rsid="0038f0b1" officeooo:paragraph-rsid="0038f0b1" style:font-weight-asian="bold" style:font-weight-complex="bold"/>
    </style:style>
    <style:style style:name="P44" style:family="paragraph" style:parent-style-name="Heading_20_1">
      <style:text-properties fo:font-variant="normal" fo:text-transform="none" fo:color="#1f1f1f" style:font-name="Liberation Sans" fo:font-size="12pt" fo:letter-spacing="normal" fo:font-style="normal" fo:font-weight="bold" officeooo:rsid="0038f0b1" officeooo:paragraph-rsid="0038f0b1" style:font-weight-asian="bold" style:font-weight-complex="bold"/>
    </style:style>
    <style:style style:name="P45" style:family="paragraph" style:parent-style-name="Heading_20_1">
      <style:text-properties fo:font-variant="normal" fo:text-transform="none" fo:color="#1f1f1f" style:font-name="Liberation Sans" fo:font-size="12pt" fo:letter-spacing="normal" fo:font-style="normal" fo:font-weight="normal" officeooo:rsid="0038f0b1" officeooo:paragraph-rsid="0038f0b1"/>
    </style:style>
    <style:style style:name="P46" style:family="paragraph" style:parent-style-name="Heading_20_1">
      <style:paragraph-properties style:line-height-at-least="0.503cm"/>
      <style:text-properties fo:font-variant="normal" fo:text-transform="none" fo:color="#1f1f1f" style:font-name="Source Sans Pro" fo:font-size="12pt" fo:letter-spacing="normal" fo:font-style="normal" fo:font-weight="normal" fo:background-color="#fffffe"/>
    </style:style>
    <style:style style:name="P47" style:family="paragraph" style:parent-style-name="Heading_20_1">
      <style:paragraph-properties style:line-height-at-least="0.503cm"/>
      <style:text-properties fo:color="#000000" style:font-name="Droid Sans Mono" fo:font-size="10.5pt" fo:font-weight="normal" fo:background-color="#fffffe"/>
    </style:style>
    <style:style style:name="P48" style:family="paragraph" style:parent-style-name="Heading_20_3">
      <style:text-properties fo:font-variant="normal" fo:text-transform="none" fo:color="#1f1f1f" style:font-name="Liberation Sans" fo:font-size="12pt" fo:letter-spacing="normal" fo:font-style="normal" fo:font-weight="bold" officeooo:rsid="0038f0b1" officeooo:paragraph-rsid="0038f0b1" style:font-weight-asian="bold" style:font-weight-complex="bold"/>
    </style:style>
    <style:style style:name="P49" style:family="paragraph" style:parent-style-name="Heading_20_3">
      <style:text-properties fo:font-variant="normal" fo:text-transform="none" fo:color="#1f1f1f" style:font-name="Liberation Sans" fo:font-size="12pt" fo:letter-spacing="normal" fo:font-style="normal" fo:font-weight="normal" officeooo:rsid="0038f0b1" officeooo:paragraph-rsid="0038f0b1"/>
    </style:style>
    <style:style style:name="P50" style:family="paragraph" style:parent-style-name="Standard">
      <style:text-properties fo:font-variant="normal" fo:text-transform="none" fo:color="#1f1f1f" style:font-name="Liberation Sans" fo:font-size="12pt" fo:letter-spacing="normal" fo:font-style="normal" fo:font-weight="normal" officeooo:rsid="0038f0b1" officeooo:paragraph-rsid="0038f0b1"/>
    </style:style>
    <style:style style:name="P51" style:family="paragraph" style:parent-style-name="Standard">
      <style:text-properties fo:font-variant="normal" fo:text-transform="none" fo:color="#1f1f1f" style:font-name="Liberation Sans" fo:font-size="11pt" fo:letter-spacing="normal" fo:font-style="normal" fo:font-weight="normal" officeooo:rsid="0038f0b1" officeooo:paragraph-rsid="0038f0b1" style:font-size-asian="11pt" style:font-size-complex="11pt"/>
    </style:style>
    <style:style style:name="P52" style:family="paragraph" style:parent-style-name="Standard">
      <style:paragraph-properties style:line-height-at-least="0.503cm"/>
      <style:text-properties fo:font-variant="normal" fo:text-transform="none" fo:color="#1f1f1f" style:font-name="Source Sans Pro" fo:font-size="12pt" fo:letter-spacing="normal" fo:font-style="normal" fo:font-weight="normal" fo:background-color="#fffffe"/>
    </style:style>
    <style:style style:name="P53" style:family="paragraph" style:parent-style-name="Standard">
      <style:paragraph-properties style:line-height-at-least="0.503cm"/>
      <style:text-properties fo:font-variant="normal" fo:text-transform="none" fo:color="#1f1f1f" style:font-name="Source Sans Pro" fo:font-size="12pt" fo:letter-spacing="normal" fo:font-style="normal" fo:font-weight="normal" officeooo:rsid="00454a9f" officeooo:paragraph-rsid="00454a9f" fo:background-color="#fffffe"/>
    </style:style>
    <style:style style:name="P54" style:family="paragraph" style:parent-style-name="Standard">
      <style:paragraph-properties style:line-height-at-least="0.503cm"/>
      <style:text-properties fo:font-variant="normal" fo:text-transform="none" fo:color="#000000" style:font-name="Droid Sans Mono" fo:font-size="10.5pt" fo:letter-spacing="normal" fo:font-style="normal" fo:font-weight="normal" fo:background-color="#fffffe"/>
    </style:style>
    <style:style style:name="P55" style:family="paragraph" style:parent-style-name="Standard">
      <style:text-properties fo:font-variant="normal" fo:text-transform="none" fo:color="#000000" style:font-name="Droid Sans Mono" fo:font-size="10.5pt" fo:letter-spacing="normal" fo:font-style="normal" fo:font-weight="normal" officeooo:rsid="0038f0b1" officeooo:paragraph-rsid="0038f0b1" fo:background-color="#fffffe"/>
    </style:style>
    <style:style style:name="P56" style:family="paragraph" style:parent-style-name="Standard">
      <style:paragraph-properties style:line-height-at-least="0.503cm"/>
      <style:text-properties fo:color="#000000" style:font-name="Droid Sans Mono" fo:font-size="10.5pt" fo:font-weight="normal" fo:background-color="#fffffe"/>
    </style:style>
    <style:style style:name="P57" style:family="paragraph" style:parent-style-name="Standard">
      <style:paragraph-properties style:line-height-at-least="0.503cm"/>
      <style:text-properties fo:color="#098658" style:font-name="Droid Sans Mono" fo:font-size="10.5pt" fo:font-weight="normal" fo:background-color="#fffffe"/>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text-properties fo:font-variant="normal" fo:text-transform="none" fo:color="#1f1f1f" style:font-name="Liberation Sans" fo:font-size="12pt" fo:letter-spacing="normal" fo:font-style="normal" fo:font-weight="bold" officeooo:rsid="0038f0b1" officeooo:paragraph-rsid="0038f0b1" style:font-weight-asian="bold" style:font-weight-complex="bold"/>
    </style:style>
    <style:style style:name="P73" style:family="paragraph" style:parent-style-name="Text_20_body">
      <style:text-properties fo:font-variant="normal" fo:text-transform="none" fo:color="#1f1f1f" style:font-name="Liberation Sans" fo:font-size="12pt" fo:letter-spacing="normal" fo:font-style="normal" fo:font-weight="normal" officeooo:rsid="0038f0b1" officeooo:paragraph-rsid="0038f0b1"/>
    </style:style>
    <style:style style:name="P74" style:family="paragraph" style:parent-style-name="Text_20_body">
      <style:paragraph-properties style:line-height-at-least="0.503cm"/>
      <style:text-properties fo:font-variant="normal" fo:text-transform="none" fo:color="#1f1f1f" style:font-name="Source Sans Pro" fo:font-size="12pt" fo:letter-spacing="normal" fo:font-style="normal" fo:font-weight="normal" fo:background-color="#fffffe"/>
    </style:style>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T1" style:family="text">
      <style:text-properties officeooo:rsid="001bf8a6"/>
    </style:style>
    <style:style style:name="T2" style:family="text">
      <style:text-properties fo:color="#000000"/>
    </style:style>
    <style:style style:name="T3" style:family="text">
      <style:text-properties fo:color="#000000" style:font-name="Droid Sans Mono" fo:font-size="10.5pt" fo:font-weight="normal" fo:background-color="#fffffe" loext:char-shading-value="0"/>
    </style:style>
    <style:style style:name="T4" style:family="text">
      <style:text-properties fo:color="#000000" fo:font-weight="normal" fo:background-color="#fffffe" loext:char-shading-value="0"/>
    </style:style>
    <style:style style:name="T5" style:family="text">
      <style:text-properties fo:color="#0000ff"/>
    </style:style>
    <style:style style:name="T6" style:family="text">
      <style:text-properties fo:color="#0000ff" style:font-name="Droid Sans Mono" fo:font-size="10.5pt" fo:font-weight="normal" fo:background-color="#fffffe" loext:char-shading-value="0"/>
    </style:style>
    <style:style style:name="T7" style:family="text">
      <style:text-properties fo:color="#0000ff" fo:font-weight="normal" fo:background-color="#fffffe" loext:char-shading-value="0"/>
    </style:style>
    <style:style style:name="T8" style:family="text">
      <style:text-properties fo:color="#0000ff" style:font-name="Source Sans Pro"/>
    </style:style>
    <style:style style:name="T9" style:family="text">
      <style:text-properties fo:color="#a31515"/>
    </style:style>
    <style:style style:name="T10" style:family="text">
      <style:text-properties fo:color="#098658"/>
    </style:style>
    <style:style style:name="T11" style:family="text">
      <style:text-properties officeooo:rsid="002f87a2"/>
    </style:style>
    <style:style style:name="T12" style:family="text">
      <style:text-properties style:font-name="aakar" fo:font-size="11pt" style:font-size-asian="11pt" style:font-size-complex="11pt"/>
    </style:style>
    <style:style style:name="T13" style:family="text">
      <style:text-properties officeooo:rsid="0038f0b1"/>
    </style:style>
    <style:style style:name="T14" style:family="text">
      <style:text-properties fo:font-variant="normal" fo:text-transform="none" fo:letter-spacing="normal" fo:font-style="normal"/>
    </style:style>
    <style:style style:name="T15" style:family="text">
      <style:text-properties fo:font-variant="normal" fo:text-transform="none" fo:color="#1f1f1f" fo:font-size="12pt" fo:letter-spacing="normal" fo:font-style="normal" officeooo:rsid="0038f0b1" style:font-weight-asian="bold" style:font-weight-complex="bold"/>
    </style:style>
    <style:style style:name="T16" style:family="text">
      <style:text-properties fo:font-variant="normal" fo:text-transform="none" fo:color="#1f1f1f" style:font-name="Liberation Sans" fo:letter-spacing="normal" fo:font-style="normal" style:font-size-asian="10.5pt" style:font-size-complex="10.5pt"/>
    </style:style>
    <style:style style:name="T17" style:family="text">
      <style:text-properties fo:font-variant="normal" fo:text-transform="none" fo:color="#1f1f1f" style:font-name="Liberation Sans" fo:font-size="11pt" fo:letter-spacing="normal" fo:font-style="normal" fo:font-weight="normal" style:font-size-asian="11pt" style:font-size-complex="11pt"/>
    </style:style>
    <style:style style:name="T18" style:family="text">
      <style:text-properties fo:font-variant="normal" fo:text-transform="none" fo:color="#1f1f1f" style:font-name="Liberation Sans" fo:font-size="11pt" fo:letter-spacing="normal" fo:font-weight="normal" style:font-size-asian="11pt" style:font-size-complex="11pt"/>
    </style:style>
    <style:style style:name="T19" style:family="text">
      <style:text-properties fo:font-variant="normal" fo:text-transform="none" fo:color="#0000ff" fo:font-size="12pt" fo:letter-spacing="normal" fo:font-style="normal"/>
    </style:style>
    <style:style style:name="T20" style:family="text">
      <style:text-properties fo:font-variant="normal" fo:text-transform="none" fo:color="#0000ff" fo:letter-spacing="normal" fo:font-style="normal"/>
    </style:style>
    <style:style style:name="T21" style:family="text">
      <style:text-properties fo:font-variant="normal" fo:text-transform="none" fo:color="#0000ff" style:font-name="Droid Sans Mono" fo:font-size="12pt" fo:letter-spacing="normal" fo:font-style="normal" fo:font-weight="normal" fo:background-color="#fffffe" loext:char-shading-value="0"/>
    </style:style>
    <style:style style:name="T22" style:family="text">
      <style:text-properties fo:font-variant="normal" fo:text-transform="none" fo:color="#a31515" fo:letter-spacing="normal" fo:font-style="normal"/>
    </style:style>
    <style:style style:name="T23" style:family="text">
      <style:text-properties fo:font-variant="normal" fo:text-transform="none" fo:font-size="12pt" fo:letter-spacing="normal" fo:font-style="normal"/>
    </style:style>
    <style:style style:name="T24" style:family="text">
      <style:text-properties fo:font-variant="normal" fo:text-transform="none" fo:color="#000000" style:font-name="Droid Sans Mono" fo:font-size="12pt" fo:letter-spacing="normal" fo:font-style="normal" fo:font-weight="normal" fo:background-color="#fffffe" loext:char-shading-value="0"/>
    </style:style>
    <style:style style:name="T25" style:family="text">
      <style:text-properties style:font-name="Abyssinica SIL" fo:font-size="10pt" style:font-size-asian="10pt" style:font-size-complex="10pt"/>
    </style:style>
    <style:style style:name="T26" style:family="text">
      <style:text-properties style:font-name="Source Sans Pro"/>
    </style:style>
    <style:style style:name="T27" style:family="text">
      <style:text-properties fo:font-size="10.5pt" style:font-size-asian="10.5pt" style:font-size-complex="10.5pt"/>
    </style:style>
    <style:style style:name="T28" style:family="text">
      <style:text-properties style:font-name="Liberation Sans" fo:font-size="11pt" style:font-size-asian="11pt" style:font-size-complex="11pt"/>
    </style:style>
    <style:style style:name="T29" style:family="text">
      <style:text-properties style:font-name="Liberation Sans" fo:font-size="10.5pt" style:font-size-asian="10.5pt" style:font-size-complex="10.5pt"/>
    </style:style>
    <style:style style:name="T30" style:family="text">
      <style:text-properties style:font-name="Liberation Sans" style:font-size-asian="10.5pt" style:font-size-complex="10.5pt"/>
    </style:style>
    <style:style style:name="T3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irst Programming Concepts Cheat Sheet</text:h>
      <text:h text:style-name="Heading_20_3" text:outline-level="3">Functions and Keywords</text:h>
      <text:p text:style-name="Text_20_body">Functions and keywords are the building blocks of a language’s syntax.</text:p>
      <text:p text:style-name="Text_20_body">Functions are pieces of code that perform a unit of work. In the examples we've seen so far, we've only encountered the print() function, which prints a message to the screen. We'll learn about a lot of other functions in later lessons but, if you're too curious to wait until then, you can discover all the functions available <text:a xlink:type="simple" xlink:href="https://docs.python.org/3/library/functions.html" office:target-frame-name="_blank" xlink:show="new" text:style-name="Internet_20_link" text:visited-style-name="Visited_20_Internet_20_Link">here</text:a>.</text:p>
      <text:p text:style-name="Text_20_body">Keywords are reserved words that are used to construct instructions. We briefly encountered for and in in our first Python example, and we'll use a bunch of other keywords as we go through the course. For reference, these are all the reserved keywords:<text:span text:style-name="T1">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70677367728">
          <table:table-cell table:style-name="Table1.A1" office:value-type="string">
            <text:p text:style-name="P2">False</text:p>
          </table:table-cell>
          <table:table-cell table:style-name="Table1.A1" office:value-type="string">
            <text:p text:style-name="P2">class</text:p>
          </table:table-cell>
          <table:table-cell table:style-name="Table1.A1" office:value-type="string">
            <text:p text:style-name="P2">finally</text:p>
          </table:table-cell>
          <table:table-cell table:style-name="Table1.A1" office:value-type="string">
            <text:p text:style-name="P2">is</text:p>
          </table:table-cell>
          <table:table-cell table:style-name="Table1.A1" office:value-type="string">
            <text:p text:style-name="P2">return</text:p>
          </table:table-cell>
        </table:table-row>
        <table:table-row table:style-name="TableLine94870677447088">
          <table:table-cell table:style-name="Table1.A1" office:value-type="string">
            <text:p text:style-name="P2">None</text:p>
          </table:table-cell>
          <table:table-cell table:style-name="Table1.A1" office:value-type="string">
            <text:p text:style-name="P2">continue</text:p>
          </table:table-cell>
          <table:table-cell table:style-name="Table1.A1" office:value-type="string">
            <text:p text:style-name="P2">for</text:p>
          </table:table-cell>
          <table:table-cell table:style-name="Table1.A1" office:value-type="string">
            <text:p text:style-name="P2">lambda</text:p>
          </table:table-cell>
          <table:table-cell table:style-name="Table1.A1" office:value-type="string">
            <text:p text:style-name="P2">try</text:p>
          </table:table-cell>
        </table:table-row>
        <table:table-row table:style-name="TableLine94870677447616">
          <table:table-cell table:style-name="Table1.A1" office:value-type="string">
            <text:p text:style-name="P2">True</text:p>
          </table:table-cell>
          <table:table-cell table:style-name="Table1.A1" office:value-type="string">
            <text:p text:style-name="P2">def</text:p>
          </table:table-cell>
          <table:table-cell table:style-name="Table1.A1" office:value-type="string">
            <text:p text:style-name="P2">from</text:p>
          </table:table-cell>
          <table:table-cell table:style-name="Table1.A1" office:value-type="string">
            <text:p text:style-name="P2">nonlocal</text:p>
          </table:table-cell>
          <table:table-cell table:style-name="Table1.A1" office:value-type="string">
            <text:p text:style-name="P2">while</text:p>
          </table:table-cell>
        </table:table-row>
        <table:table-row table:style-name="TableLine94870677448672">
          <table:table-cell table:style-name="Table1.A1" office:value-type="string">
            <text:p text:style-name="P2">and</text:p>
          </table:table-cell>
          <table:table-cell table:style-name="Table1.A1" office:value-type="string">
            <text:p text:style-name="P2">del</text:p>
          </table:table-cell>
          <table:table-cell table:style-name="Table1.A1" office:value-type="string">
            <text:p text:style-name="P2">global</text:p>
          </table:table-cell>
          <table:table-cell table:style-name="Table1.A1" office:value-type="string">
            <text:p text:style-name="P2">not</text:p>
          </table:table-cell>
          <table:table-cell table:style-name="Table1.A1" office:value-type="string">
            <text:p text:style-name="P2">with</text:p>
          </table:table-cell>
        </table:table-row>
        <table:table-row table:style-name="TableLine94870677449936">
          <table:table-cell table:style-name="Table1.A1" office:value-type="string">
            <text:p text:style-name="P2">as</text:p>
          </table:table-cell>
          <table:table-cell table:style-name="Table1.A1" office:value-type="string">
            <text:p text:style-name="P2">elif</text:p>
          </table:table-cell>
          <table:table-cell table:style-name="Table1.A1" office:value-type="string">
            <text:p text:style-name="P2">if</text:p>
          </table:table-cell>
          <table:table-cell table:style-name="Table1.A1" office:value-type="string">
            <text:p text:style-name="P2">or</text:p>
          </table:table-cell>
          <table:table-cell table:style-name="Table1.A1" office:value-type="string">
            <text:p text:style-name="P2">yield</text:p>
          </table:table-cell>
        </table:table-row>
        <table:table-row table:style-name="TableLine94870677451232">
          <table:table-cell table:style-name="Table1.A1" office:value-type="string">
            <text:p text:style-name="P2">assert</text:p>
          </table:table-cell>
          <table:table-cell table:style-name="Table1.A1" office:value-type="string">
            <text:p text:style-name="P2">else</text:p>
          </table:table-cell>
          <table:table-cell table:style-name="Table1.A1" office:value-type="string">
            <text:p text:style-name="P2">import</text:p>
          </table:table-cell>
          <table:table-cell table:style-name="Table1.A1" office:value-type="string">
            <text:p text:style-name="P2">pass</text:p>
          </table:table-cell>
          <table:table-cell table:style-name="Table1.A1" office:value-type="string">
            <text:p text:style-name="P1"/>
          </table:table-cell>
        </table:table-row>
        <table:table-row table:style-name="TableLine94870677452400">
          <table:table-cell table:style-name="Table1.A1" office:value-type="string">
            <text:p text:style-name="P2">break</text:p>
          </table:table-cell>
          <table:table-cell table:style-name="Table1.A1" office:value-type="string">
            <text:p text:style-name="P2">except</text:p>
          </table:table-cell>
          <table:table-cell table:style-name="Table1.A1" office:value-type="string">
            <text:p text:style-name="P2">in</text:p>
          </table:table-cell>
          <table:table-cell table:style-name="Table1.A1" office:value-type="string">
            <text:p text:style-name="P2">raise</text:p>
          </table:table-cell>
          <table:table-cell table:style-name="Table1.A1" office:value-type="string">
            <text:p text:style-name="P1"/>
          </table:table-cell>
        </table:table-row>
      </table:table>
      <text:p text:style-name="Text_20_body">You don't need to learn this list; we'll dive into each keyword as we encounter them. In the meantime, you can see examples of keyword usage <text:a xlink:type="simple" xlink:href="https://www.programiz.com/python-programming/keyword-list" office:target-frame-name="_blank" xlink:show="new" text:style-name="Internet_20_link" text:visited-style-name="Visited_20_Internet_20_Link">here</text:a>.</text:p>
      <text:h text:style-name="Heading_20_3" text:outline-level="3">Arithmetic operators</text:h>
      <text:p text:style-name="Text_20_body">Python can operate with numbers using the usual mathematical operators, and some special operators, too. These are all of them (we'll explore the last two in later videos).</text:p>
      <text:list xml:id="list1890613889" text:style-name="L1">
        <text:list-item>
          <text:p text:style-name="P58"><text:span text:style-name="Strong_20_Emphasis">a + b </text:span>= Adds a and b</text:p>
        </text:list-item>
        <text:list-item>
          <text:p text:style-name="P58"><text:span text:style-name="Strong_20_Emphasis">a - b</text:span> = Subtracts b from a</text:p>
        </text:list-item>
        <text:list-item>
          <text:p text:style-name="P58"><text:span text:style-name="Strong_20_Emphasis">a * b</text:span> = Multiplies a and b</text:p>
        </text:list-item>
        <text:list-item>
          <text:p text:style-name="P58"><text:span text:style-name="Strong_20_Emphasis">a / b</text:span> = Divides a by b</text:p>
        </text:list-item>
        <text:list-item>
          <text:p text:style-name="P58"><text:span text:style-name="Strong_20_Emphasis">a ** b</text:span> = Elevates a to the power of b. For non integer values of b, this becomes a root (i.e. a**(1/2) is the square root of a)</text:p>
        </text:list-item>
        <text:list-item>
          <text:p text:style-name="P58"><text:span text:style-name="Strong_20_Emphasis">a // b</text:span> = The integer part of the integer division of a by b</text:p>
        </text:list-item>
        <text:list-item>
          <text:p text:style-name="P58"><text:span text:style-name="Strong_20_Emphasis">a % b</text:span> = The remainder part of the integer division of a by b</text:p>
        </text:list-item>
      </text:list>
      <text:p text:style-name="Text_20_body"/>
      <text:h text:style-name="Heading_20_1" text:outline-level="1"><text:soft-page-break/>Conditionals Cheat Sheet</text:h>
      <text:h text:style-name="Heading_20_2" text:outline-level="2">Conditionals Cheat Sheet</text:h>
      <text:p text:style-name="Text_20_body">In earlier videos, we took a look at some of the built-in Python operators that allow us to compare values, and some logical operators we can use to combine values. We also learned how to use operators in if-else-elif blocks. </text:p>
      <text:p text:style-name="Text_20_body">It’s a lot to learn but, with practice, it gets easier to remember it all. In the meantime, this handy cheat sheet gives you all the information you need at a glance. </text:p>
      <text:h text:style-name="Heading_20_3" text:outline-level="3">Comparison operators</text:h>
      <text:list xml:id="list557449849" text:style-name="L2">
        <text:list-item>
          <text:p text:style-name="P59">a == b: a is equal to b</text:p>
        </text:list-item>
        <text:list-item>
          <text:p text:style-name="P59">a != b: a is different than b</text:p>
        </text:list-item>
        <text:list-item>
          <text:p text:style-name="P59">a &lt; b: a is smaller than b</text:p>
        </text:list-item>
        <text:list-item>
          <text:p text:style-name="P59">a &lt;= b: a is smaller or equal to b</text:p>
        </text:list-item>
        <text:list-item>
          <text:p text:style-name="P59">a &gt; b: a is bigger than b</text:p>
        </text:list-item>
        <text:list-item>
          <text:p text:style-name="P59">a &gt;= b: a is bigger or equal to b</text:p>
        </text:list-item>
      </text:list>
      <text:h text:style-name="Heading_20_3" text:outline-level="3">Logical operators</text:h>
      <text:list xml:id="list3612414209" text:style-name="L3">
        <text:list-item>
          <text:p text:style-name="P60">a and b: True if both a and b are True. False otherwise.</text:p>
        </text:list-item>
        <text:list-item>
          <text:p text:style-name="P60">a or b: True if either a or b or both are True. False if both are False.</text:p>
        </text:list-item>
        <text:list-item>
          <text:p text:style-name="P60">not a: True if a is False, False if a is True.</text:p>
        </text:list-item>
      </text:list>
      <text:p text:style-name="Text_20_body"><text:span text:style-name="Strong_20_Emphasis">Branching blocks</text:span></text:p>
      <text:p text:style-name="Text_20_body">In Python, we branch our code using if, else and elif. This is the branching syntax:</text:p>
      <text:p text:style-name="P24"><text:span text:style-name="Source_20_Text"><text:span text:style-name="T6">if</text:span></text:span><text:span text:style-name="Source_20_Text"><text:span text:style-name="T3"> condition1:</text:span></text:span></text:p>
      <text:p text:style-name="P4"><text:span text:style-name="T5">if</text:span>-block</text:p>
      <text:p text:style-name="P4"><text:span text:style-name="T5">elif</text:span> condition2:</text:p>
      <text:p text:style-name="P4"><text:span text:style-name="T5">elif</text:span>-block</text:p>
      <text:p text:style-name="P4"><text:span text:style-name="T5">else</text:span>:</text:p>
      <text:p text:style-name="P4"><text:span text:style-name="T5">else</text:span>-block</text:p>
      <text:p text:style-name="P4"/>
      <text:p text:style-name="P25"><text:span text:style-name="Source_20_Text"/></text:p>
      <text:p text:style-name="P28"><text:span text:style-name="Source_20_Text"> </text:span></text:p>
      <text:p text:style-name="Text_20_body">Remember: The if-block will be executed if condition1 is True. The elif-block will be executed if condition1 is False and condition2 is True. The else block will be executed when all the specified conditions are false.</text:p>
      <text:p text:style-name="Text_20_body"/>
      <text:p text:style-name="Text_20_body"/>
      <text:p text:style-name="Text_20_body"/>
      <text:p text:style-name="Text_20_body"/>
      <text:h text:style-name="Heading_20_1" text:outline-level="1"><text:soft-page-break/>Loops Cheat Sheet</text:h>
      <text:h text:style-name="Heading_20_2" text:outline-level="2">Loops Cheat Sheet</text:h>
      <text:p text:style-name="Text_20_body">Check out below for a run down of the syntax for while loops and for loops.</text:p>
      <text:h text:style-name="Heading_20_3" text:outline-level="3">While Loops</text:h>
      <text:p text:style-name="Text_20_body">A while loop executes the body of the loop while the condition remains True.</text:p>
      <text:p text:style-name="Text_20_body">Syntax:</text:p>
      <text:p text:style-name="P26"><text:span text:style-name="Source_20_Text">1 while condition:</text:span></text:p>
      <text:p text:style-name="P25"><text:span text:style-name="Source_20_Text">2   body</text:span></text:p>
      <text:p text:style-name="Text_20_body">Things to watch out for!</text:p>
      <text:list xml:id="list3928535997" text:style-name="L4">
        <text:list-item>
          <text:p text:style-name="P61"><text:span text:style-name="Strong_20_Emphasis">Failure to initialize variables. </text:span>Make sure all the variables used in the loop’s condition  are initialized before the loop.</text:p>
        </text:list-item>
        <text:list-item>
          <text:p text:style-name="P61"><text:span text:style-name="Strong_20_Emphasis">Unintended infinite loops. </text:span>Make sure that the body of the loop modifies the variables used in the condition, so that the loop will eventually end <text:span text:style-name="Strong_20_Emphasis">for all possible values of the variables.</text:span></text:p>
        </text:list-item>
      </text:list>
      <text:p text:style-name="Text_20_body">Typical use:</text:p>
      <text:p text:style-name="Text_20_body">While loops are mostly used when there’s an unknown number of operations to be performed, and a condition needs to be checked at each iteration.</text:p>
      <text:h text:style-name="Heading_20_3" text:outline-level="3">For Loops</text:h>
      <text:p text:style-name="Text_20_body">A for loop iterates over a sequence of elements, executing the body of the loop for each element in the sequence.</text:p>
      <text:p text:style-name="Text_20_body">Syntax:</text:p>
      <text:p text:style-name="P26"><text:span text:style-name="Source_20_Text">1 for variable in sequence</text:span></text:p>
      <text:p text:style-name="P25"><text:span text:style-name="Source_20_Text">2  body</text:span></text:p>
      <text:p text:style-name="Text_20_body">The range() function:</text:p>
      <text:p text:style-name="Text_20_body">range() generates a sequence of integer numbers. It can take one, two, or three parameters:</text:p>
      <text:list xml:id="list2515250193" text:style-name="L5">
        <text:list-item>
          <text:p text:style-name="P62">range(n): 0, 1, 2, ... n-1</text:p>
        </text:list-item>
        <text:list-item>
          <text:p text:style-name="P62">range(x,y): x, x+1, x+2, ... y-1</text:p>
        </text:list-item>
        <text:list-item>
          <text:p text:style-name="P62">range(p,q,r): p, p+r, p+2r, p+3r, ... q-1 (if it's a valid increment)</text:p>
        </text:list-item>
      </text:list>
      <text:p text:style-name="Text_20_body"><text:span text:style-name="Strong_20_Emphasis">Common pitfalls:</text:span></text:p>
      <text:list xml:id="list2311635719" text:style-name="L6">
        <text:list-item>
          <text:p text:style-name="P63"><text:span text:style-name="Strong_20_Emphasis">Forgetting that the upper limit of a range() isn’t included.</text:span></text:p>
        </text:list-item>
        <text:list-item>
          <text:p text:style-name="P63"><text:span text:style-name="Strong_20_Emphasis">Iterating over non-sequences.</text:span> Integer numbers aren’t iterable. Strings are iterable letter by letter, but that might not be what you want.</text:p>
        </text:list-item>
      </text:list>
      <text:p text:style-name="Text_20_body">Typical use:</text:p>
      <text:p text:style-name="Text_20_body">For loops are mostly used when there's a pre-defined sequence or range of numbers to iterate.</text:p>
      <text:h text:style-name="Heading_20_3" text:outline-level="3">Break &amp; Continue</text:h>
      <text:p text:style-name="Text_20_body">You can interrupt both while and for loops using the break keyword. We normally do this to interrupt a cycle due to a separate condition.</text:p>
      <text:p text:style-name="Text_20_body"><text:soft-page-break/>You can use the continue keyword to skip the current iteration and continue with the next one. This is typically used to jump ahead when some of the elements of the sequence aren’t relevant.</text:p>
      <text:p text:style-name="Text_20_body">If you want to learn more, check out this <text:a xlink:type="simple" xlink:href="https://wiki.python.org/moin/ForLoop" office:target-frame-name="_blank" xlink:show="new" text:style-name="Internet_20_link" text:visited-style-name="Visited_20_Internet_20_Link">wiki page on for loops</text:a>.</text:p>
      <text:p text:style-name="Text_20_body"/>
      <text:h text:style-name="Heading_20_1" text:outline-level="1">String Indexing and Slicing</text:h>
      <text:p text:style-name="Text_20_body">String indexing allows you to access individual characters in a string. You can do this by using square brackets and the location, or index, of the character you want to access. It's important to remember that Python starts indexes at 0. So to access the first character in a string, you would use the index [0]. If you try to access an index that’s larger than the length of your string, you’ll get an <text:span text:style-name="Strong_20_Emphasis">IndexError</text:span>. This is because you’re trying to access something that doesn't exist! You can also access indexes from the end of the string going towards the start of the string by using negative values. The index [-1] would access the last character of the string, and the index [-2] would access the second-to-last character.</text:p>
      <text:p text:style-name="Text_20_body">You can also access a portion of a string, called a slice or a substring. This allows you to access multiple characters of a string. You can do this by creating a range, using a colon as a separator between the start and end of the range, like [2:5]. </text:p>
      <text:p text:style-name="Text_20_body">This range is similar to the range() function we saw previously. It includes the first number, but goes to one less than the last number. For example:</text:p>
      <text:p text:style-name="Text_20_body"><text:span text:style-name="Variable">&gt;&gt;&gt; fruit = "Mangosteen" &gt;&gt;&gt; fruit[1:4] 'ang'</text:span></text:p>
      <text:p text:style-name="Text_20_body">The slice <text:span text:style-name="Emphasis">includes</text:span> the character at index 1, and <text:span text:style-name="Emphasis">excludes</text:span> the character at index 4. You can also easily reference a substring at the start or end of the string by only specifying one end of the range. For example, only giving the end of the range:</text:p>
      <text:p text:style-name="Text_20_body"><text:span text:style-name="Variable">&gt;&gt;&gt; fruit[:5] 'Mango'</text:span></text:p>
      <text:p text:style-name="Text_20_body">This gave us the characters from the start of the string through index 4, <text:span text:style-name="Emphasis">excluding</text:span> index 5. On the other hand this example gives is the characters <text:span text:style-name="Emphasis">including</text:span> index 5, through the end of the string:</text:p>
      <text:p text:style-name="Text_20_body"><text:span text:style-name="Variable">&gt;&gt;&gt; fruit[5:] 'steen'</text:span></text:p>
      <text:p text:style-name="Text_20_body">You might have noticed that if you put both of those results together, you get the original string back!</text:p>
      <text:p text:style-name="Text_20_body"><text:span text:style-name="Variable">&gt;&gt;&gt; fruit[:5] + fruit[5:] 'Mangosteen'</text:span></text:p>
      <text:p text:style-name="Text_20_body">Cool!</text:p>
      <text:p text:style-name="Text_20_body"/>
      <text:h text:style-name="P29" text:outline-level="1">Advanced String Methods</text:h>
      <text:p text:style-name="Text_20_body">We've covered a bunch of String class methods already, so let's keep building on those and run down some more advanced methods.</text:p>
      <text:p text:style-name="Text_20_body">The string method <text:span text:style-name="Strong_20_Emphasis">lower</text:span> will return the string with all characters changed to lowercase. The inverse of this is the <text:span text:style-name="Strong_20_Emphasis">upper</text:span> method, which will return the string all in uppercase. Just like with previous methods, we call these on a string using dot notation, like <text:span text:style-name="Strong_20_Emphasis">"this is a string".upper()</text:span>. This would return the string <text:span text:style-name="Strong_20_Emphasis">"THIS IS A STRING"</text:span>. This can be super handy when checking user input, since someone might type in all lowercase, all uppercase, or even a mixture of cases.</text:p>
      <text:p text:style-name="Text_20_body"><text:soft-page-break/>You can use the <text:span text:style-name="Strong_20_Emphasis">strip</text:span> method to remove surrounding whitespace from a string. Whitespace includes spaces, tabs, and newline characters. You can also use the methods  <text:span text:style-name="Strong_20_Emphasis">lstrip</text:span> and <text:span text:style-name="Strong_20_Emphasis">rstrip </text:span>to remove whitespace only from the left or the right side of the string, respectively.</text:p>
      <text:p text:style-name="Text_20_body">The method <text:span text:style-name="Strong_20_Emphasis">count</text:span> can be used to return the number of times a substring appears in a string. This can be handy for finding out how many characters appear in a string, or counting the number of times a certain word appears in a sentence or paragraph.</text:p>
      <text:p text:style-name="Text_20_body">If you wanted to check if a string ends with a given substring, you can use the method <text:span text:style-name="Strong_20_Emphasis">endswith</text:span>. This will return True if the substring is found at the end of the string, and False if not.</text:p>
      <text:p text:style-name="Text_20_body">The <text:span text:style-name="Strong_20_Emphasis">isnumeric</text:span> method can check if a string is composed of only numbers. If the string contains only numbers, this method will return True. We can use this to check if a string contains numbers before passing the string to the <text:span text:style-name="Strong_20_Emphasis">int()</text:span> function to convert it to an integer, avoiding an error. Useful!</text:p>
      <text:p text:style-name="Text_20_body">We took a look at string concatenation using the plus sign, earlier. We can also use the <text:span text:style-name="Strong_20_Emphasis">join</text:span> method to concatenate strings. This method is called on a string that will be used to join a list of strings. The method takes a list of strings to be joined as a parameter, and returns a new string composed of each of the strings from our list joined using the initial string. For example, <text:span text:style-name="Strong_20_Emphasis">" ".join(["This","is","a","sentence"])</text:span> would return the string <text:span text:style-name="Strong_20_Emphasis">"This is a sentence"</text:span>.</text:p>
      <text:p text:style-name="Text_20_body">The inverse of the join method is the <text:span text:style-name="Strong_20_Emphasis">split</text:span> method. This allows us to split a string into a list of strings. By default, it splits by any whitespace characters. You can also split by any other characters by passing a parameter.</text:p>
      <text:p text:style-name="P35"/>
      <text:p text:style-name="P35"/>
      <text:h text:style-name="P29" text:outline-level="1">String Formatting</text:h>
      <text:p text:style-name="Text_20_body">You can use the <text:span text:style-name="Strong_20_Emphasis">format</text:span> method on strings to concatenate and format strings in all kinds of powerful ways. To do this, create a string containing curly brackets, <text:span text:style-name="Strong_20_Emphasis">{}</text:span>, as a placeholder, to be replaced. Then call the format method on the string using <text:span text:style-name="Emphasis">.format()</text:span> and pass variables as parameters. The variables passed to the method will then be used to replace the curly bracket placeholders. This method automatically handles any conversion between data types for us. </text:p>
      <text:p text:style-name="Text_20_body">If the curly brackets are empty, they’ll be populated with the variables passed in the order in which they're passed. However, you can put certain expressions inside the curly brackets to do even more powerful string formatting operations. You can put the name of a variable into the curly brackets, then use the names in the parameters. This allows for more easily readable code, and for more flexibility with the order of variables.</text:p>
      <text:p text:style-name="Text_20_body">You can also put a formatting expression inside the curly brackets, which lets you alter the way the string is formatted. For example, the formatting expression <text:span text:style-name="Strong_20_Emphasis">{:.2f}</text:span> means that you’d format this as a float number, with two digits after the decimal dot. The colon acts as a separator from the field name, if you had specified one. You can also specify text alignment using the greater than operator: <text:span text:style-name="Strong_20_Emphasis">&gt;</text:span>. For example, the expression <text:span text:style-name="Strong_20_Emphasis">{:&gt;3.2f}</text:span> would align the text three spaces to the right, as well as specify a float number with two decimal places. String formatting can be very handy for outputting easy-to-read textual output.</text:p>
      <text:p text:style-name="P35"/>
      <text:h text:style-name="P29" text:outline-level="1"><text:soft-page-break/></text:h>
      <text:h text:style-name="P29" text:outline-level="1">String Reference Cheat Sheet</text:h>
      <text:h text:style-name="Heading_20_2" text:outline-level="2">String Reference Cheat Sheet</text:h>
      <text:p text:style-name="Text_20_body">In Python, there are a lot of things you can do with strings. In this cheat sheet, you’ll find the most common string operations and string methods.</text:p>
      <text:h text:style-name="Heading_20_3" text:outline-level="3">String operations</text:h>
      <text:list xml:id="list66932855" text:style-name="L7">
        <text:list-item>
          <text:p text:style-name="P64">len(string) Returns the length of the string</text:p>
        </text:list-item>
        <text:list-item>
          <text:p text:style-name="P64">for character in string Iterates over each character in the string</text:p>
        </text:list-item>
        <text:list-item>
          <text:p text:style-name="P64">if substring in string Checks whether the substring is part of the string</text:p>
        </text:list-item>
        <text:list-item>
          <text:p text:style-name="P64">string[i] Accesses the character at index i of the string, starting at zero</text:p>
        </text:list-item>
        <text:list-item>
          <text:p text:style-name="P64">string[i:j] Accesses the substring starting at index i, ending at index j-1. If i is omitted, it's 0 by default. If j is omitted, it's len(string) by default.</text:p>
        </text:list-item>
      </text:list>
      <text:h text:style-name="Heading_20_3" text:outline-level="3">String methods</text:h>
      <text:list xml:id="list2033686643" text:style-name="L8">
        <text:list-item>
          <text:p text:style-name="P65">string.lower() / string.upper() Returns a copy of the string with all lower / upper case characters</text:p>
        </text:list-item>
        <text:list-item>
          <text:p text:style-name="P65">string.lstrip() / string.rstrip() / string.strip() Returns a copy of the string without left / right / left or right whitespace</text:p>
        </text:list-item>
        <text:list-item>
          <text:p text:style-name="P65">string.count(substring) Returns the number of times substring is present in the string</text:p>
        </text:list-item>
        <text:list-item>
          <text:p text:style-name="P65">string.isnumeric() Returns True if there are only numeric characters in the string. If not, returns False.</text:p>
        </text:list-item>
        <text:list-item>
          <text:p text:style-name="P65">string.isalpha() Returns True if there are only alphabetic characters in the string. If not, returns False.</text:p>
        </text:list-item>
        <text:list-item>
          <text:p text:style-name="P65">string.split() / string.split(delimiter) Returns a list of substrings that were separated by whitespace / delimiter</text:p>
        </text:list-item>
        <text:list-item>
          <text:p text:style-name="P65">string.replace(old, new) Returns a new string where all occurrences of old have been replaced by new.</text:p>
        </text:list-item>
        <text:list-item>
          <text:p text:style-name="P65">delimiter.join(list of strings) Returns a new string with all the strings joined by the delimiter </text:p>
        </text:list-item>
      </text:list>
      <text:p text:style-name="Text_20_body">Check out the official documentation for <text:a xlink:type="simple" xlink:href="https://docs.python.org/3/library/stdtypes.html#string-methods" office:target-frame-name="_blank" xlink:show="new" text:style-name="Internet_20_link" text:visited-style-name="Visited_20_Internet_20_Link">all available String methods</text:a>. </text:p>
      <text:p text:style-name="P27"/>
      <text:h text:style-name="P29" text:outline-level="1"/>
      <text:p text:style-name="P35"/>
      <text:p text:style-name="P35"/>
      <text:h text:style-name="P29" text:outline-level="1"><text:soft-page-break/>Formatting Strings Cheat Sheet</text:h>
      <text:h text:style-name="Heading_20_2" text:outline-level="2">Formatting Strings Cheat Sheet</text:h>
      <text:p text:style-name="Text_20_body">Python offers different ways to format strings. In the video, we explained the format() method. In this reading, we'll highlight three different ways of formatting strings. For this course you only need to know the format() method. But on the internet, you might find any of the three, so it's a good idea to know that the others exist.</text:p>
      <text:h text:style-name="Heading_20_3" text:outline-level="3">Using the format() method</text:h>
      <text:p text:style-name="Text_20_body">The format method returns a copy of the string where the {} placeholders have been replaced with the values of the variables. These variables are converted to strings if they weren't strings already. Empty placeholders are replaced by the variables passed to format in the same order.</text:p>
      <text:p text:style-name="P9"># "base string with {} placeholders".format(variables)</text:p>
      <text:p text:style-name="P12"/>
      <text:p text:style-name="P4">example = <text:span text:style-name="T9">"format() method"</text:span></text:p>
      <text:p text:style-name="P12"/>
      <text:p text:style-name="P4">formatted_string = <text:span text:style-name="T9">"this is an example of using the {} on a string"</text:span>.<text:span text:style-name="T5">format</text:span>(example)</text:p>
      <text:p text:style-name="P12"/>
      <text:p text:style-name="P4"><text:span text:style-name="T5">print</text:span>(formatted_string)</text:p>
      <text:p text:style-name="P12"/>
      <text:p text:style-name="P10">"""Outputs:</text:p>
      <text:p text:style-name="P10">this is an example of using the format() method on a string</text:p>
      <text:p text:style-name="P10">"""</text:p>
      <text:p text:style-name="P35"/>
      <text:p text:style-name="P35"/>
      <text:p text:style-name="P36">If the placeholders indicate a number, they’re replaced by the variable corresponding to that order (starting at zero).</text:p>
      <text:p text:style-name="P13"># "{0} {1}".format(first, second)</text:p>
      <text:p text:style-name="P12"/>
      <text:p text:style-name="P4">first = <text:span text:style-name="T9">"apple"</text:span></text:p>
      <text:p text:style-name="P4">second = <text:span text:style-name="T9">"banana"</text:span></text:p>
      <text:p text:style-name="P4">third = <text:span text:style-name="T9">"carrot"</text:span></text:p>
      <text:p text:style-name="P12"/>
      <text:p text:style-name="P4">formatted_string = <text:span text:style-name="T9">"{0} {2} {1}"</text:span>.<text:span text:style-name="T5">format</text:span>(first, second, third)</text:p>
      <text:p text:style-name="P12"/>
      <text:p text:style-name="P4"><text:span text:style-name="T5">print</text:span>(formatted_string)</text:p>
      <text:p text:style-name="P12"/>
      <text:p text:style-name="P10">"""Outputs:</text:p>
      <text:p text:style-name="P10">apple carrot banana</text:p>
      <text:p text:style-name="P10">"""</text:p>
      <text:p text:style-name="P36"/>
      <text:p text:style-name="P36">If the placeholders indicate a field name, they’re replaced by the variable corresponding to that field name. This means that parameters to format need to be passed indicating the field name.</text:p>
      <text:p text:style-name="P36"/>
      <text:p text:style-name="P13"># "{var1} {var2}".format(var1=value1, var2=value2)</text:p>
      <text:p text:style-name="P36"/>
      <text:p text:style-name="P36"><text:soft-page-break/>If the placeholders include a colon, what comes after the colon is a formatting expression. See below for the expression reference.</text:p>
      <text:p text:style-name="Text_20_body">Official documentation for <text:a xlink:type="simple" xlink:href="https://docs.python.org/3/library/string.html#formatstrings" office:target-frame-name="_blank" xlink:show="new" text:style-name="Internet_20_link" text:visited-style-name="Visited_20_Internet_20_Link">the format string syntax</text:a></text:p>
      <text:p text:style-name="P13"># {:d} integer value</text:p>
      <text:p text:style-name="P4"><text:span text:style-name="T9">'{:d}'</text:span>.<text:span text:style-name="T5">format</text:span>(<text:span text:style-name="T10">10.5</text:span>) → <text:span text:style-name="T9">'10'</text:span></text:p>
      <text:p text:style-name="P36"/>
      <text:h text:style-name="P34" text:outline-level="3">Formatting expressions</text:h>
      <table:table table:name="Table2" table:style-name="Table2">
        <table:table-column table:style-name="Table2.A"/>
        <table:table-column table:style-name="Table2.B"/>
        <table:table-column table:style-name="Table2.C"/>
        <table:table-header-rows>
          <table:table-row table:style-name="TableLine94870677673616">
            <table:table-cell table:style-name="Table2.A1" office:value-type="string">
              <text:p text:style-name="P3">Expr</text:p>
            </table:table-cell>
            <table:table-cell table:style-name="Table2.A1" office:value-type="string">
              <text:p text:style-name="P3">Meaning</text:p>
            </table:table-cell>
            <table:table-cell table:style-name="Table2.A1" office:value-type="string">
              <text:p text:style-name="P3">Example</text:p>
            </table:table-cell>
          </table:table-row>
        </table:table-header-rows>
        <table:table-row table:style-name="TableLine94870677744560">
          <table:table-cell table:style-name="Table2.A1" office:value-type="string">
            <text:p text:style-name="P2">{:d}</text:p>
          </table:table-cell>
          <table:table-cell table:style-name="Table2.A1" office:value-type="string">
            <text:p text:style-name="P2">integer value</text:p>
          </table:table-cell>
          <table:table-cell table:style-name="Table2.A1" office:value-type="string">
            <text:p text:style-name="P2">'{:d}'.format(10.5) → '10'</text:p>
          </table:table-cell>
        </table:table-row>
        <table:table-row table:style-name="TableLine94870677745024">
          <table:table-cell table:style-name="Table2.A1" office:value-type="string">
            <text:p text:style-name="P2">{:.2f}</text:p>
          </table:table-cell>
          <table:table-cell table:style-name="Table2.A1" office:value-type="string">
            <text:p text:style-name="P2">floating point with that many decimals</text:p>
          </table:table-cell>
          <table:table-cell table:style-name="Table2.A1" office:value-type="string">
            <text:p text:style-name="P2">'{:.2f}'.format(0.5) → '0.50'</text:p>
          </table:table-cell>
        </table:table-row>
        <table:table-row table:style-name="TableLine94870677745776">
          <table:table-cell table:style-name="Table2.A1" office:value-type="string">
            <text:p text:style-name="P2">{:.2s}</text:p>
          </table:table-cell>
          <table:table-cell table:style-name="Table2.A1" office:value-type="string">
            <text:p text:style-name="P2">string with that many characters</text:p>
          </table:table-cell>
          <table:table-cell table:style-name="Table2.A1" office:value-type="string">
            <text:p text:style-name="P2">'{:.2s}'.format('Python') → 'Py'</text:p>
          </table:table-cell>
        </table:table-row>
        <table:table-row table:style-name="TableLine94870677746624">
          <table:table-cell table:style-name="Table2.A1" office:value-type="string">
            <text:p text:style-name="P2">{:&lt;6s}</text:p>
          </table:table-cell>
          <table:table-cell table:style-name="Table2.A1" office:value-type="string">
            <text:p text:style-name="P2">string aligned to the left that many spaces</text:p>
          </table:table-cell>
          <table:table-cell table:style-name="Table2.A1" office:value-type="string">
            <text:p text:style-name="P2">'{:&lt;6s}'.format('Py') → 'Py    '</text:p>
          </table:table-cell>
        </table:table-row>
        <table:table-row table:style-name="TableLine94870677747664">
          <table:table-cell table:style-name="Table2.A1" office:value-type="string">
            <text:p text:style-name="P2">{:&gt;6s}</text:p>
          </table:table-cell>
          <table:table-cell table:style-name="Table2.A1" office:value-type="string">
            <text:p text:style-name="P2">string aligned to the right that many spaces</text:p>
          </table:table-cell>
          <table:table-cell table:style-name="Table2.A1" office:value-type="string">
            <text:p text:style-name="P2">'{:&gt;6s}'.format('Py') → '    Py'</text:p>
          </table:table-cell>
        </table:table-row>
        <table:table-row table:style-name="TableLine94870677748576">
          <table:table-cell table:style-name="Table2.A1" office:value-type="string">
            <text:p text:style-name="P2">{:^6s}</text:p>
          </table:table-cell>
          <table:table-cell table:style-name="Table2.A1" office:value-type="string">
            <text:p text:style-name="P2">string centered in that many spaces</text:p>
          </table:table-cell>
          <table:table-cell table:style-name="Table2.A1" office:value-type="string">
            <text:p text:style-name="P2">'{:^6s}'.format('Py') → '  Py '</text:p>
          </table:table-cell>
        </table:table-row>
      </table:table>
      <text:p text:style-name="Text_20_body">Check out the official documentation for <text:a xlink:type="simple" xlink:href="https://docs.python.org/3/library/string.html#format-specification-mini-language" office:target-frame-name="_blank" xlink:show="new" text:style-name="Internet_20_link" text:visited-style-name="Visited_20_Internet_20_Link">all available expressions</text:a>.</text:p>
      <text:h text:style-name="Heading_20_3" text:outline-level="3">Old string formatting (Optional)</text:h>
      <text:p text:style-name="Text_20_body">The format() method was introduced in Python 2.6. Before that, the % (modulo) operator could be used to get a similar result. While this method is <text:span text:style-name="Strong_20_Emphasis">no longer recommended</text:span> for new code, you might come across it in someone else's code. This is what it looks like:</text:p>
      <text:p text:style-name="Text_20_body">"base string with %s placeholder" % variable</text:p>
      <text:p text:style-name="Text_20_body">The % (modulo) operator returns a copy of the string where the placeholders indicated by %  followed by a formatting expression are replaced by the variables after the operator.</text:p>
      <text:p text:style-name="Text_20_body">"base string with %d and %d placeholders" % (value1, value2)</text:p>
      <text:p text:style-name="Text_20_body">To replace more than one value, the values need to be written between parentheses. The formatting expression needs to match the value type.</text:p>
      <text:p text:style-name="Text_20_body"><text:line-break/>"%(var1) %(var2)" % {var1:value1, var2:value2}</text:p>
      <text:p text:style-name="Text_20_body">Variables can be replaced by name using a dictionary syntax (we’ll learn about dictionaries in an upcoming video).</text:p>
      <text:p text:style-name="Text_20_body">"Item: %s - Amount: %d - Price: %.2f" % (item, amount, price)</text:p>
      <text:p text:style-name="Text_20_body">The formatting expressions are mostly the same as those of the format() method. </text:p>
      <text:p text:style-name="Text_20_body">Check out the official documentation for <text:a xlink:type="simple" xlink:href="https://docs.python.org/3/library/stdtypes.html#old-string-formatting" office:target-frame-name="_blank" xlink:show="new" text:style-name="Internet_20_link" text:visited-style-name="Visited_20_Internet_20_Link">old string formatting</text:a>.</text:p>
      <text:p text:style-name="Text_20_body"/>
      <text:h text:style-name="Heading_20_3" text:outline-level="3"><text:soft-page-break/>Formatted string literals (Optional)</text:h>
      <text:p text:style-name="Text_20_body">This feature was added in Python 3.6 and isn’t used a lot yet. Again, it's included here in case you run into it in the future, but it's not needed for this or any upcoming courses.</text:p>
      <text:p text:style-name="Text_20_body">A formatted string literal or f-string is a string that starts with 'f' or 'F' before the quotes. These strings might contain {} placeholders using expressions like the ones used for format method strings.</text:p>
      <text:p text:style-name="Text_20_body">The important difference with the format method is that it takes the value of the variables from the current context, instead of taking the values from parameters.</text:p>
      <text:p text:style-name="Text_20_body">Examples:</text:p>
      <text:p text:style-name="Text_20_body">&gt;&gt;&gt; name = "Micah"</text:p>
      <text:p text:style-name="Text_20_body">&gt;&gt;&gt; print(f'Hello {name}')</text:p>
      <text:p text:style-name="Text_20_body">Hello Micah</text:p>
      <text:p text:style-name="Text_20_body">&gt;&gt;&gt; item = "Purple Cup"</text:p>
      <text:p text:style-name="Text_20_body">&gt;&gt;&gt; amount = 5</text:p>
      <text:p text:style-name="Text_20_body">&gt;&gt;&gt; price = amount * 3.25</text:p>
      <text:p text:style-name="Text_20_body">&gt;&gt;&gt; print(f'Item: {item} - Amount: {amount} - Price: {price:.2f}')</text:p>
      <text:p text:style-name="Text_20_body">Item: Purple Cup - Amount: 5 - Price: 16.25</text:p>
      <text:p text:style-name="Text_20_body">Check out the official documentation for <text:a xlink:type="simple" xlink:href="https://docs.python.org/3/reference/lexical_analysis.html#f-strings" office:target-frame-name="_blank" xlink:show="new" text:style-name="Internet_20_link" text:visited-style-name="Visited_20_Internet_20_Link">f-strings</text:a>.</text:p>
      <text:p text:style-name="Text_20_body"/>
      <text:h text:style-name="Heading_20_1" text:outline-level="1">Lists Defined</text:h>
      <text:p text:style-name="Text_20_body">Lists in Python are defined using square brackets, with the elements stored in the list separated by commas: <text:span text:style-name="Strong_20_Emphasis">list = ["This", "is", "</text:span><text:span text:style-name="Strong_20_Emphasis"><text:span text:style-name="T11">s</text:span></text:span><text:span text:style-name="Strong_20_Emphasis">a", "list"]</text:span>. You can use the <text:span text:style-name="Strong_20_Emphasis">len()</text:span> function to return the number of elements in a list: <text:span text:style-name="Strong_20_Emphasis">len(list)</text:span> would return <text:span text:style-name="Strong_20_Emphasis">4</text:span>. You can also use the <text:span text:style-name="Strong_20_Emphasis">in</text:span> keyword to check if a list contains a certain element. If the element is present, it will return a True boolean. If the element is not found in the list, it will return False. For example, <text:span text:style-name="Strong_20_Emphasis">"This" in list</text:span> would return True in our example. Similar to strings, lists can also use indexing to access specific elements in a list based on their position. You can access the first element in a list by doing <text:span text:style-name="Strong_20_Emphasis">list[0]</text:span>, which would allow you to access the string <text:span text:style-name="Strong_20_Emphasis">"This"</text:span>.</text:p>
      <text:p text:style-name="Text_20_body">In Python, lists and strings are quite similar. They’re both examples of sequences of data. Sequences have similar properties, like (1) being able to iterate over them using <text:span text:style-name="Strong_20_Emphasis">for loops</text:span>; (2) support indexing; (3) using the <text:span text:style-name="Strong_20_Emphasis">len</text:span> function to find the length of the sequence; (4) using the plus operator <text:span text:style-name="Strong_20_Emphasis">+</text:span> in order to concatenate; and (5) using the <text:span text:style-name="Strong_20_Emphasis">in</text:span> keyword to check if the sequence contains a value. Understanding these concepts allows you to apply them to other sequence types as well.</text:p>
      <text:p text:style-name="Text_20_body"/>
      <text:h text:style-name="Heading_20_1" text:outline-level="1"><text:soft-page-break/></text:h>
      <text:h text:style-name="Heading_20_1" text:outline-level="1">Modifying Lists</text:h>
      <text:p text:style-name="Text_20_body">While lists and strings are both sequences, a big difference between them is that lists are mutable. This means that the contents of the list can be changed, unlike strings, which are immutable. You can add, remove, or modify elements in a list.</text:p>
      <text:p text:style-name="Text_20_body">You can add elements to the end of a list using the <text:span text:style-name="Strong_20_Emphasis">append</text:span> method. You call this method on a list using dot notation, and pass in the element to be added as a parameter. For example, <text:span text:style-name="Strong_20_Emphasis">list.append("New data")</text:span> would add the string "New data" to the end of the list called list.</text:p>
      <text:p text:style-name="Text_20_body">If you want to add an element to a list in a specific position, you can use the method <text:span text:style-name="Strong_20_Emphasis">insert</text:span>. The method takes two parameters: the first specifies the index in the list, and the second is the element to be added to the list. So <text:span text:style-name="Strong_20_Emphasis">list.insert(0, "New data")</text:span> would add the string "New data" to the front of the list. This wouldn't overwrite the existing element at the start of the list. It would just shift all the other elements by one. If you specify an index that’s larger than the length of the list, the element will simply be added to the end of the list.</text:p>
      <text:p text:style-name="Text_20_body">You can remove elements from the list using the <text:span text:style-name="Strong_20_Emphasis">remove</text:span> method. This method takes an element as a parameter, and removes the first occurrence of the element. If the element isn’t found in the list, you’ll get a <text:span text:style-name="Strong_20_Emphasis">ValueError</text:span> error explaining that the element was not found in the list.</text:p>
      <text:p text:style-name="Text_20_body">You can also remove elements from a list using the <text:span text:style-name="Strong_20_Emphasis">pop</text:span> method. This method differs from the remove method in that it takes an index as a parameter, and returns the element that was removed. This can be useful if you don't know what the value is, but you know where it’s located. This can also be useful when you need to access the data and also want to remove it from the list.</text:p>
      <text:p text:style-name="Text_20_body">Finally, you can change an element in a list by using indexing to overwrite the value stored at the specified index. For example, you can enter <text:span text:style-name="Strong_20_Emphasis">list[0] = "Old data"</text:span> to overwrite the first element in a list with the new string "Old data".</text:p>
      <text:h text:style-name="Heading_20_1" text:outline-level="1">Tuples</text:h>
      <text:p text:style-name="Text_20_body">As we mentioned earlier, strings and lists are both examples of sequences. Strings are sequences of characters, and are immutable. Lists are sequences of elements of any data type, and are mutable. The third sequence type is the tuple. Tuples are like lists, since they can contain elements of any data type. But unlike lists, tuples are immutable. They’re specified using parentheses instead of square brackets.</text:p>
      <text:p text:style-name="Text_20_body">You might be wondering why tuples are a thing, given how similar they are to lists. Tuples can be useful when we need to ensure that an element is in a certain position and will not change. Since lists are mutable, the order of the elements can be changed on us. Since the order of the elements in a tuple can't be changed, the position of the element in a tuple can have meaning. A good example of this is when a function returns multiple values. In this case, what gets returned is a tuple, with the return values as elements in the tuple. The order of the returned values is important, and a tuple ensures that the order isn’t going to change. Storing the elements of a tuple in separate variables is called unpacking. This allows you to take multiple returned values from a function and store each value in its own variable.</text:p>
      <text:p text:style-name="Text_20_body"/>
      <text:h text:style-name="Heading_20_1" text:outline-level="1"><text:soft-page-break/>Iterating Over Lists Using Enumerate</text:h>
      <text:p text:style-name="Text_20_body">When we covered <text:span text:style-name="Emphasis">for</text:span> loops, we showed the example of iterating over a list. This lets you iterate over each element in the list, exposing the element to the for loop as a variable. But what if you want to access the elements in a list, along with the index of the element in question? You can do this using the <text:span text:style-name="Strong_20_Emphasis">enumerate()</text:span> function. The enumerate() function takes a list as a parameter and returns a tuple for each element in the list. The first value of the tuple is the index and the second value is the element itself.</text:p>
      <text:p text:style-name="Text_20_body"/>
      <text:h text:style-name="Heading_20_1" text:outline-level="1">List Comprehensions</text:h>
      <text:p text:style-name="Text_20_body">You can create lists from sequences using a for loop, but there’s a more streamlined way to do this: <text:span text:style-name="Strong_20_Emphasis">list comprehension</text:span>. List comprehensions allow you to create a new list from a sequence or a range in a single line.</text:p>
      <text:p text:style-name="Text_20_body">For example, <text:span text:style-name="Strong_20_Emphasis">[ x*2 for x in range(1,11) ]</text:span> is a simple list comprehension. This would iterate over the range 1 to 10, and multiply each element in the range by 2. This would result in a list of the multiples of 2, from 2 to 20.</text:p>
      <text:p text:style-name="Text_20_body">You can also use conditionals with list comprehensions to build even more complex and powerful statements. You can do this by appending an if statement to the end of the comprehension. For example, <text:span text:style-name="Strong_20_Emphasis">[ x for x in range(1,101) if x % 10 == 0 ] </text:span>would generate a list containing all the integers divisible by 10 from 1 to 100. The if statement we added here evaluates each value in the range from 1 to 100 to check if it’s evenly divisible by 10. If it is, it gets added to the list.</text:p>
      <text:p text:style-name="Text_20_body">List comprehensions can be really powerful, but they can also be super complex, resulting in code that’s hard to read. Be careful when using them, since it might make it more difficult for someone else looking at your code to easily understand what the code is doing.</text:p>
      <text:h text:style-name="Heading_20_1" text:outline-level="1">Lists and Tuples Operations Cheat Sheet</text:h>
      <text:h text:style-name="Heading_20_2" text:outline-level="2">Lists and Tuples Operations Cheat Sheet</text:h>
      <text:p text:style-name="Text_20_body">Lists and tuples are both sequences, so they share a number of sequence operations. But, because lists are mutable, there are also a number of methods specific just to lists. This cheat sheet gives you a run down of the common operations first, and the list-specific operations second.</text:p>
      <text:h text:style-name="Heading_20_3" text:outline-level="3">Common sequence operations</text:h>
      <text:list xml:id="list2292144639" text:style-name="L9">
        <text:list-item>
          <text:p text:style-name="P66">len(sequence) Returns the length of the sequence</text:p>
        </text:list-item>
        <text:list-item>
          <text:p text:style-name="P66">for element in sequence Iterates over each element in the sequence</text:p>
        </text:list-item>
        <text:list-item>
          <text:p text:style-name="P66">if element in sequence Checks whether the element is part of the sequence</text:p>
        </text:list-item>
        <text:list-item>
          <text:p text:style-name="P66">sequence[i] Accesses the element at index i of the sequence, starting at zero</text:p>
        </text:list-item>
        <text:list-item>
          <text:p text:style-name="P66">sequence[i:j] Accesses a slice starting at index i, ending at index j-1. If i is omitted, it's 0 by default. If j is omitted, it's len(sequence) by default.</text:p>
        </text:list-item>
        <text:list-item>
          <text:p text:style-name="P66">for index, element in enumerate(sequence) Iterates over both the indexes and the elements in the sequence at the same time</text:p>
        </text:list-item>
      </text:list>
      <text:p text:style-name="Text_20_body">Check out the <text:a xlink:type="simple" xlink:href="https://docs.python.org/3/library/stdtypes.html#sequence-types-list-tuple-range" office:target-frame-name="_blank" xlink:show="new" text:style-name="Internet_20_link" text:visited-style-name="Visited_20_Internet_20_Link">official documentation for sequence operations</text:a>.</text:p>
      <text:h text:style-name="Heading_20_3" text:outline-level="3"><text:soft-page-break/>List-specific operations and methods</text:h>
      <text:list xml:id="list1313882782" text:style-name="L10">
        <text:list-item>
          <text:p text:style-name="P67">list[i] = x Replaces the element at index i with x</text:p>
        </text:list-item>
        <text:list-item>
          <text:p text:style-name="P67">list.append(x) Inserts x at the end of the list</text:p>
        </text:list-item>
        <text:list-item>
          <text:p text:style-name="P67">list.insert(i, x) Inserts x at index i</text:p>
        </text:list-item>
        <text:list-item>
          <text:p text:style-name="P67">list.pop(i) Returns the element a index i, also removing it from the list. If i is omitted, the last element is returned and removed.</text:p>
        </text:list-item>
        <text:list-item>
          <text:p text:style-name="P67">list.remove(x) Removes the first occurrence of x in the list</text:p>
        </text:list-item>
        <text:list-item>
          <text:p text:style-name="P67">list.sort() Sorts the items in the list</text:p>
        </text:list-item>
        <text:list-item>
          <text:p text:style-name="P67">list.reverse() Reverses the order of items of the list</text:p>
        </text:list-item>
        <text:list-item>
          <text:p text:style-name="P67">list.clear() Removes all the items of the list</text:p>
        </text:list-item>
        <text:list-item>
          <text:p text:style-name="P67">list.copy() Creates a copy of the list</text:p>
        </text:list-item>
        <text:list-item>
          <text:p text:style-name="P67">list.extend(other_list) Appends all the elements of other_list at the end of list</text:p>
        </text:list-item>
      </text:list>
      <text:p text:style-name="Text_20_body">Most of these methods come from the fact that lists are mutable sequences. For more info, see the <text:a xlink:type="simple" xlink:href="https://docs.python.org/3/library/stdtypes.html#mutable-sequence-types" office:target-frame-name="_blank" xlink:show="new" text:style-name="Internet_20_link" text:visited-style-name="Visited_20_Internet_20_Link">official documentation for mutable sequences</text:a> and the <text:a xlink:type="simple" xlink:href="https://docs.python.org/3/library/stdtypes.html#lists" office:target-frame-name="_blank" xlink:show="new" text:style-name="Internet_20_link" text:visited-style-name="Visited_20_Internet_20_Link">list specific documentation</text:a>.</text:p>
      <text:h text:style-name="Heading_20_3" text:outline-level="3">List comprehension</text:h>
      <text:list xml:id="list3850348930" text:style-name="L11">
        <text:list-item>
          <text:p text:style-name="P68">[expression for variable in sequence] Creates a new list based on the given sequence. Each element is the result of the given expression.</text:p>
        </text:list-item>
      </text:list>
      <text:list xml:id="list1135007313" text:style-name="L12">
        <text:list-item>
          <text:p text:style-name="P69">[expression for variable in sequence if condition] Creates a new list based on the given sequence. Each element is the result of the given expression; elements only get added if the condition is true. </text:p>
        </text:list-item>
      </text:list>
      <text:h text:style-name="Heading_20_1" text:outline-level="1">Dictionaries Defined</text:h>
      <text:p text:style-name="P39">Dictionaries are another data structure in Python. They’re similar to a list in that they can be used to organize data into collections. However, data in a dictionary isn't accessed based on its position. Data in a dictionary is organized into pairs of keys and values. You use the key to access the corresponding value. Where a list index is always a number, a dictionary key can be a different data type, like a string, integer, float, or even tuples.</text:p>
      <text:p text:style-name="Text_20_body"><text:span text:style-name="T12">When creating a dictionary, you use curly brackets: </text:span><text:span text:style-name="Strong_20_Emphasis"><text:span text:style-name="T12">{}</text:span></text:span><text:span text:style-name="T12">. When storing values in a dictionary, the key is specified first, followed by the corresponding value, separated by a colon. For example, </text:span><text:span text:style-name="Strong_20_Emphasis"><text:span text:style-name="T12">animals = { "bears":10, "lions":1, "tigers":2 }</text:span></text:span><text:span text:style-name="T12"> creates a dictionary with three key value pairs, stored in the variable animals. The key "bears" points to the integer value 10, while the key "lions" points to the integer value 1, and "tigers" points to the integer 2. You can access the values by referencing the key, like this: </text:span><text:span text:style-name="Strong_20_Emphasis"><text:span text:style-name="T12">animals["bears"]</text:span></text:span><text:span text:style-name="T12">. This would return the integer 10, since that’s the corresponding value for this key.</text:span></text:p>
      <text:p text:style-name="Text_20_body"><text:span text:style-name="T12">You can also check if a key is contained in a dictionary using the </text:span><text:span text:style-name="Strong_20_Emphasis"><text:span text:style-name="T12">in</text:span></text:span><text:span text:style-name="T12"> keyword. Just like other uses of this keyword, it will return True if the key is found in the dictionary; otherwise it will return False.</text:span></text:p>
      <text:p text:style-name="Text_20_body"><text:span text:style-name="T12">Dictionaries are mutable, meaning they can be modified by adding, removing, and replacing elements in a dictionary, similar to lists. You can add a new key value pair to a dictionary by assigning a value to the key, like this: </text:span><text:span text:style-name="Strong_20_Emphasis"><text:span text:style-name="T12">animals["zebras"] = 2</text:span></text:span><text:span text:style-name="T12">. This creates the new key in the animal dictionary called zebras, and stores the value 2. You can modify the value of an existing key by doing the same thing. So </text:span><text:span text:style-name="Strong_20_Emphasis"><text:span text:style-name="T12">animals["bears"] = 11</text:span></text:span><text:span text:style-name="T12"> would change the value stored in the bears key from 10 to 11. Lastly, you can remove elements from a dictionary by using the </text:span><text:span text:style-name="Strong_20_Emphasis"><text:span text:style-name="T12">del </text:span></text:span><text:span text:style-name="T12">keyword. By doing </text:span><text:span text:style-name="Strong_20_Emphasis"><text:span text:style-name="T12">del animals["lions"]</text:span></text:span><text:span text:style-name="T12"> you would remove the key value pair from the animals dictionary.</text:span></text:p>
      <text:p text:style-name="Standard"/>
      <text:h text:style-name="Heading_20_1" text:outline-level="1"><text:soft-page-break/>Iterating Over Dictionaries</text:h>
      <text:p text:style-name="Text_20_body">You can iterate over dictionaries using a <text:span text:style-name="Emphasis">for</text:span> loop, just like with strings, lists, and tuples. This will iterate over the sequence of keys in the dictionary. If you want to access the corresponding values associated with the keys, you could use the keys as indexes. Or you can use the <text:span text:style-name="Strong_20_Emphasis">items</text:span> method on the dictionary, like <text:span text:style-name="Strong_20_Emphasis">dictionary.items()</text:span>. This method returns a tuple for each element in the dictionary, where the first element in the tuple is the key and the second is the value.</text:p>
      <text:p text:style-name="Text_20_body">If you only wanted to access the keys in a dictionary, you could use the <text:span text:style-name="Strong_20_Emphasis">keys()</text:span> method on the dictionary: <text:span text:style-name="Strong_20_Emphasis">dictionary.keys()</text:span>. If you only wanted the values, you could use the <text:span text:style-name="Strong_20_Emphasis">values() </text:span>method: <text:span text:style-name="Strong_20_Emphasis">dictionary.values()</text:span>.</text:p>
      <text:p text:style-name="Standard"/>
      <text:h text:style-name="Heading_20_1" text:outline-level="1">Dictionary Methods Cheat Sheet</text:h>
      <text:h text:style-name="Heading_20_2" text:outline-level="2">Dictionary Methods Cheat Sheet</text:h>
      <text:p text:style-name="Text_20_body"><text:span text:style-name="Strong_20_Emphasis">Definition</text:span></text:p>
      <text:p text:style-name="Text_20_body">x = {key1:value1, key2:value2} </text:p>
      <text:p text:style-name="Text_20_body"><text:span text:style-name="Strong_20_Emphasis">Operations</text:span></text:p>
      <text:list xml:id="list1314640610" text:style-name="L13">
        <text:list-item>
          <text:p text:style-name="P70">len(dictionary) - Returns the number of items in the dictionary</text:p>
        </text:list-item>
        <text:list-item>
          <text:p text:style-name="P70">for key in dictionary - Iterates over each key in the dictionary</text:p>
        </text:list-item>
        <text:list-item>
          <text:p text:style-name="P70">for key, value in dictionary.items() - Iterates over each key,value pair in the dictionary</text:p>
        </text:list-item>
        <text:list-item>
          <text:p text:style-name="P70">if key in dictionary - Checks whether the key is in the dictionary</text:p>
        </text:list-item>
        <text:list-item>
          <text:p text:style-name="P70">dictionary[key] - Accesses the item with key key of the dictionary</text:p>
        </text:list-item>
        <text:list-item>
          <text:p text:style-name="P70">dictionary[key] = value - Sets the value associated with key</text:p>
        </text:list-item>
        <text:list-item>
          <text:p text:style-name="P70">del dictionary[key] - Removes the item with key key from the dictionary</text:p>
        </text:list-item>
      </text:list>
      <text:p text:style-name="Text_20_body"><text:span text:style-name="Strong_20_Emphasis">Methods</text:span></text:p>
      <text:list xml:id="list3912929355" text:style-name="L14">
        <text:list-item>
          <text:p text:style-name="P71">dict.get(key, default) - Returns the element corresponding to key, or default if it's not present</text:p>
        </text:list-item>
        <text:list-item>
          <text:p text:style-name="P71">dict.keys() - Returns a sequence containing the keys in the dictionary</text:p>
        </text:list-item>
        <text:list-item>
          <text:p text:style-name="P71">dict.values() - Returns a sequence containing the values in the dictionary</text:p>
        </text:list-item>
        <text:list-item>
          <text:p text:style-name="P71">dict.update(other_dictionary) - Updates the dictionary with the items coming from the other dictionary. Existing entries will be replaced; new entries will be added.</text:p>
        </text:list-item>
        <text:list-item>
          <text:p text:style-name="P71">dict.clear() - Removes all the items of the dictionary</text:p>
        </text:list-item>
      </text:list>
      <text:p text:style-name="Text_20_body">Check out the <text:a xlink:type="simple" xlink:href="https://docs.python.org/3/library/stdtypes.html#mapping-types-dict" office:target-frame-name="_blank" xlink:show="new" text:style-name="Internet_20_link" text:visited-style-name="Visited_20_Internet_20_Link">official documentation for dictionary operations and methods</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p>
      <text:h text:style-name="Heading_20_1" text:outline-level="1">Defining Classes (Optional)</text:h>
      <text:p text:style-name="P20"><text:span text:style-name="T25">We can create and define our classes in Python similar to how we define functions. We start with the </text:span><text:span text:style-name="Strong_20_Emphasis"><text:span text:style-name="T25">class</text:span></text:span><text:span text:style-name="T25"> keyword, followed by the name of our class and a colon. Python style guidelines recommend class names to start with a capital letter. After the class definition line is the class body, indented to the right. Inside the class body, we can define attributes for the class.</text:span></text:p>
      <text:p text:style-name="P40">Let's take our Apple class example:</text:p>
      <text:p text:style-name="P22"><text:span text:style-name="T13"><text:tab/></text:span><text:span text:style-name="T4">&gt;&gt;&gt; </text:span><text:span text:style-name="T7">class</text:span><text:span text:style-name="T4"> Apple:</text:span></text:p>
      <text:p text:style-name="P6"><text:tab/> <text:s text:c="3"/>... color = <text:span text:style-name="T9">""</text:span></text:p>
      <text:p text:style-name="P6"><text:tab/><text:tab/>... flavor = <text:span text:style-name="T9">""</text:span></text:p>
      <text:p text:style-name="P6"><text:tab/><text:tab/>... </text:p>
      <text:p text:style-name="P6"/>
      <text:p text:style-name="P14">We can create a new instance of our new class by assigning it to a variable. This is done by calling the class name as if it were a function. We can set the attributes of our class instance by accessing them using dot notation. Dot notation can be used to set or retrieve object attributes, as well as call methods associated with the class.</text:p>
      <text:p text:style-name="P14"/>
      <text:p text:style-name="P21"><text:span text:style-name="T14"><text:tab/></text:span><text:span text:style-name="T2">&gt;&gt;&gt; jonagold = Apple()</text:span></text:p>
      <text:p text:style-name="P6"><text:tab/>&gt;&gt;&gt; jonagold.color = <text:span text:style-name="T9">"red"</text:span></text:p>
      <text:p text:style-name="P6"><text:tab/>&gt;&gt;&gt; jonagold.flavor = <text:span text:style-name="T9">"sweet"</text:span></text:p>
      <text:p text:style-name="P14"/>
      <text:p text:style-name="P14">We created an Apple instance called jonagold, and set the color and flavor attributes for this Apple object. We can create another instance of an Apple and set different attributes to differentiate between two different varieties of apples.</text:p>
      <text:p text:style-name="P14"/>
      <text:p text:style-name="P16"><text:tab/>&gt;&gt;&gt; golden = Apple()</text:p>
      <text:p text:style-name="P6"><text:tab/>&gt;&gt;&gt; golden.color = <text:span text:style-name="T9">"Yellow"</text:span></text:p>
      <text:p text:style-name="P6"><text:tab/>&gt;&gt;&gt; golden.flavor = <text:span text:style-name="T9">"Soft"</text:span></text:p>
      <text:p text:style-name="P11"/>
      <text:p text:style-name="P14">We now have another Apple object called golden that also has color and flavor attributes. But these attributes have different values.</text:p>
      <text:p text:style-name="P14"/>
      <text:h text:style-name="P30" text:outline-level="1">Instance Methods (Optional)</text:h>
      <text:p text:style-name="P37">Create a Dog class with dog_years based on the Piglet class shown before (one human year is about 7 dog years).</text:p>
      <text:p text:style-name="P17"><text:span text:style-name="T5">class</text:span> Dog:</text:p>
      <text:p text:style-name="P4"><text:tab/>years = <text:span text:style-name="T10">0</text:span></text:p>
      <text:p text:style-name="P4"><text:span text:style-name="T5"><text:tab/>def</text:span> dog_years(<text:span text:style-name="T5">self</text:span>):</text:p>
      <text:p text:style-name="P4"><text:span text:style-name="T5"><text:tab/><text:tab/>return</text:span> <text:span text:style-name="T5">self</text:span>.years*<text:span text:style-name="T10">7</text:span></text:p>
      <text:p text:style-name="P4">fido=Dog()</text:p>
      <text:p text:style-name="P4">fido.years=<text:span text:style-name="T10">3</text:span></text:p>
      <text:p text:style-name="P4"><text:span text:style-name="T5">print</text:span>(fido.dog_years())</text:p>
      <text:h text:style-name="P32" text:outline-level="1">What Is a Method?</text:h>
      <text:p text:style-name="Text_20_body"><text:span text:style-name="T29">Calling methods on objects executes functions that operate on attributes of a specific instance of the class. This means that calling a method on a list, for example, only modifies that instance of a list, and not all lists globally. We can define methods within a class by creating functions inside the class definition. These instance methods can take a parameter called </text:span><text:span text:style-name="Strong_20_Emphasis"><text:span text:style-name="T29">self</text:span></text:span><text:span text:style-name="T29"> which represents the instance the method is being executed on. This will allow you to access attributes of the instance using dot notation, like </text:span><text:span text:style-name="Strong_20_Emphasis"><text:span text:style-name="T29">self.name</text:span></text:span><text:span text:style-name="T29">, which will access the name attribute of that specific instance of the class object. When you have variables that contain different values for different instances, these are called instance variables.</text:span></text:p>
      <text:p text:style-name="P8"/>
      <text:p text:style-name="P8"/>
      <text:h text:style-name="P33" text:outline-level="1"><text:soft-page-break/>Special Methods</text:h>
      <text:p text:style-name="P4"><text:span text:style-name="T16">Instead of creating classes with empty or default values, we can set these values when we create the instance. This ensures that we don't miss an important value and avoids a lot of unnecessary lines of code. To do this, we use a special method called a </text:span><text:span text:style-name="Strong_20_Emphasis"><text:span text:style-name="T30">constructor</text:span></text:span><text:span text:style-name="T16">. Below is an example of an Apple class with a constructor method defined.</text:span></text:p>
      <text:p text:style-name="P15"/>
      <text:p text:style-name="P8"><text:span text:style-name="T14">&gt;&gt;&gt; </text:span><text:span text:style-name="T20">class</text:span><text:span text:style-name="T14"> Apple:</text:span></text:p>
      <text:p text:style-name="P8">... <text:span text:style-name="T5">def</text:span> __init__(<text:span text:style-name="T5">self</text:span>, color, flavor):</text:p>
      <text:p text:style-name="P8">... <text:span text:style-name="T5">self</text:span>.color = color</text:p>
      <text:p text:style-name="P8">... <text:span text:style-name="T5">self</text:span>.flavor = flavor</text:p>
      <text:p text:style-name="P15"/>
      <text:p text:style-name="P4"><text:span text:style-name="T16">When you call the name of a class, the constructor of that class is called. This constructor method is always named </text:span><text:span text:style-name="Strong_20_Emphasis"><text:span text:style-name="T16">__init__</text:span></text:span><text:span text:style-name="T16">. You might remember that special methods start and end with two underscore characters. In our example above, the constructor method takes the self variable, which represents the instance, as well as color and flavor parameters. These parameters are then used by the constructor method to set the values for the current instance. So we can now create a new instance of the Apple class and set the color and flavor values all in go:</text:span></text:p>
      <text:p text:style-name="P15"/>
      <text:p text:style-name="P8"><text:span text:style-name="T14">&gt;&gt;&gt; jonagold = Apple(</text:span><text:span text:style-name="T22">"red"</text:span><text:span text:style-name="T14">, </text:span><text:span text:style-name="T22">"sweet"</text:span><text:span text:style-name="T14">)</text:span></text:p>
      <text:p text:style-name="P8">&gt;&gt;&gt; <text:span text:style-name="T5">print</text:span>(jonagold.color)</text:p>
      <text:p text:style-name="P8">Red</text:p>
      <text:p text:style-name="P15"/>
      <text:p text:style-name="P15"/>
      <text:p text:style-name="P4"><text:span text:style-name="T16">In addition to the </text:span><text:span text:style-name="Strong_20_Emphasis"><text:span text:style-name="T16">__init__ </text:span></text:span><text:span text:style-name="T16">constructor special method, there is also the </text:span><text:span text:style-name="Strong_20_Emphasis"><text:span text:style-name="T16">__str__</text:span></text:span><text:span text:style-name="T16"> special method. This method allows us to define how an instance of an object will be printed when it’s passed to the print() function. If an object doesn’t have this special method defined, it will wind up using the default representation, which will print the position of the object in memory. Not super useful. Here is our Apple class, with the </text:span><text:span text:style-name="Strong_20_Emphasis"><text:span text:style-name="T16">__str__ </text:span></text:span><text:span text:style-name="T16">method added:</text:span></text:p>
      <text:p text:style-name="P15"/>
      <text:p text:style-name="P8"><text:span text:style-name="T14">&gt;&gt;&gt; </text:span><text:span text:style-name="T20">class</text:span><text:span text:style-name="T14"> Apple:</text:span></text:p>
      <text:p text:style-name="P8">... <text:span text:style-name="T5">def</text:span> __init__(<text:span text:style-name="T5">self</text:span>, color, flavor):</text:p>
      <text:p text:style-name="P8">... <text:span text:style-name="T5">self</text:span>.color = color</text:p>
      <text:p text:style-name="P8">... <text:span text:style-name="T5">self</text:span>.flavor = flavor</text:p>
      <text:p text:style-name="P8">... <text:span text:style-name="T5">def</text:span> __str__(<text:span text:style-name="T5">self</text:span>):</text:p>
      <text:p text:style-name="P8">... <text:span text:style-name="T5">return</text:span> <text:span text:style-name="T9">"This apple is {} and its flavor is {}"</text:span>.<text:span text:style-name="T5">format</text:span>(<text:span text:style-name="T5">self</text:span>.color, <text:span text:style-name="T5">self</text:span>.flavor)</text:p>
      <text:p text:style-name="P8">...</text:p>
      <text:p text:style-name="P15"/>
      <text:p text:style-name="P15">Now, when we pass an Apple object to the print function, we get a nice formatted string:</text:p>
      <text:p text:style-name="P15"/>
      <text:p text:style-name="P18">&gt;&gt;&gt; jonagold = Apple(<text:span text:style-name="T9">"red"</text:span>, <text:span text:style-name="T9">"sweet"</text:span>)</text:p>
      <text:p text:style-name="P8">&gt;&gt;&gt; <text:span text:style-name="T5">print</text:span>(jonagold)</text:p>
      <text:p text:style-name="P8">This apple <text:span text:style-name="T5">is</text:span> red <text:span text:style-name="T5">and</text:span> its flavor <text:span text:style-name="T5">is</text:span> sweet</text:p>
      <text:p text:style-name="P15"/>
      <text:p text:style-name="P38">This apple is red and its flavor is sweet</text:p>
      <text:p text:style-name="P41">It's good practice to think about how your class might be used and to define a __str__ method when creating objects that you may want to print later.</text:p>
      <text:p text:style-name="P15"/>
      <text:p text:style-name="P14"/>
      <text:p text:style-name="P14"/>
      <text:p text:style-name="P19"/>
      <text:h text:style-name="P31" text:outline-level="1"><text:soft-page-break/></text:h>
      <text:h text:style-name="P31" text:outline-level="1">Documenting with Docstrings</text:h>
      <text:p text:style-name="Text_20_body"><text:span text:style-name="T27">The Python </text:span><text:span text:style-name="Strong_20_Emphasis"><text:span text:style-name="T27">help</text:span></text:span><text:span text:style-name="T27"> function can be super helpful for easily pulling up documentation for classes and methods. We can call the </text:span><text:span text:style-name="Strong_20_Emphasis"><text:span text:style-name="T27">help</text:span></text:span><text:span text:style-name="T27"> function on one of our classes, which will return some basic info about the methods defined in our class:</text:span></text:p>
      <text:p text:style-name="P7">&gt;&gt;&gt; <text:span text:style-name="T5">class</text:span> Apple:</text:p>
      <text:p text:style-name="P8">... <text:span text:style-name="T5">def</text:span> __init__(<text:span text:style-name="T5">self</text:span>, color, flavor):</text:p>
      <text:p text:style-name="P8">... <text:span text:style-name="T5">self</text:span>.color = color</text:p>
      <text:p text:style-name="P8">... <text:span text:style-name="T5">self</text:span>.flavor = flavor</text:p>
      <text:p text:style-name="P8">... <text:span text:style-name="T5">def</text:span> __str__(<text:span text:style-name="T5">self</text:span>):</text:p>
      <text:p text:style-name="P8">... <text:span text:style-name="T5">return</text:span> <text:span text:style-name="T9">"This apple is {} and its flavor is {}"</text:span>.<text:span text:style-name="T5">format</text:span>(<text:span text:style-name="T5">self</text:span>.color, <text:span text:style-name="T5">self</text:span>.flavor)</text:p>
      <text:p text:style-name="P8">... </text:p>
      <text:p text:style-name="P8">&gt;&gt;&gt; <text:span text:style-name="T5">help</text:span>(Apple)</text:p>
      <text:p text:style-name="P8">Help on <text:span text:style-name="T5">class</text:span> Apple <text:span text:style-name="T5">in</text:span> module __main__:</text:p>
      <text:p text:style-name="P23"/>
      <text:p text:style-name="P8"><text:span text:style-name="T5">class</text:span> Apple(builtins.<text:span text:style-name="T5">object</text:span>)</text:p>
      <text:p text:style-name="P8">| Methods defined here:</text:p>
      <text:p text:style-name="P8">| </text:p>
      <text:p text:style-name="P8">| __init__(<text:span text:style-name="T5">self</text:span>, color, flavor)</text:p>
      <text:p text:style-name="P8">| Initialize <text:span text:style-name="T5">self</text:span>. See <text:span text:style-name="T5">help</text:span>(<text:span text:style-name="T5">type</text:span>(<text:span text:style-name="T5">self</text:span>)) <text:span text:style-name="T5">for</text:span> accurate signature.</text:p>
      <text:p text:style-name="P8">| </text:p>
      <text:p text:style-name="P8">| __str__(<text:span text:style-name="T5">self</text:span>)</text:p>
      <text:p text:style-name="P8">| Return <text:span text:style-name="T5">str</text:span>(<text:span text:style-name="T5">self</text:span>).</text:p>
      <text:p text:style-name="P8">| </text:p>
      <text:p text:style-name="P8">| ----------------------------------------------------------------------</text:p>
      <text:p text:style-name="P8">| Data descriptors defined here:</text:p>
      <text:p text:style-name="P8">| </text:p>
      <text:p text:style-name="P8">| __dict__</text:p>
      <text:p text:style-name="P8">| dictionary <text:span text:style-name="T5">for</text:span> instance variables (<text:span text:style-name="T5">if</text:span> defined)</text:p>
      <text:p text:style-name="P8">| </text:p>
      <text:p text:style-name="P8">| __weakref__</text:p>
      <text:p text:style-name="P8">| <text:span text:style-name="T5">list</text:span> of weak references to the <text:span text:style-name="T5">object</text:span> (<text:span text:style-name="T5">if</text:span> defined)</text:p>
      <text:p text:style-name="P19"/>
      <text:p text:style-name="P19"><text:span text:style-name="T17">We can add documentation to our own classes, methods, and functions using </text:span><text:span text:style-name="Strong_20_Emphasis"><text:span text:style-name="T28">docstrings</text:span></text:span><text:span text:style-name="T17">. A docstring is a short text explanation of what something does. You can add a docstring to a method, function, or class by first defining it, then adding a description inside triple quotes. Let's take the example of this function:</text:span></text:p>
      <text:p text:style-name="P50"/>
      <text:p text:style-name="P7"><text:span text:style-name="T14">&gt;&gt;&gt; </text:span><text:span text:style-name="T20">def</text:span><text:span text:style-name="T14"> to_seconds(hours, minutes, seconds):</text:span></text:p>
      <text:p text:style-name="P8">... <text:span text:style-name="T9">"""Returns the amount of seconds in the given hours, minutes and seconds."""</text:span></text:p>
      <text:p text:style-name="P8">... <text:span text:style-name="T5">return</text:span> hours*<text:span text:style-name="T10">3600</text:span>+minutes*<text:span text:style-name="T10">60</text:span>+seconds</text:p>
      <text:p text:style-name="P8">... </text:p>
      <text:p text:style-name="P50"/>
      <text:p text:style-name="P19"><text:span text:style-name="T17">We have our function called </text:span><text:span text:style-name="Emphasis"><text:span text:style-name="T18">to_seconds</text:span></text:span><text:span text:style-name="T17"> on the first line, followed by the docstring which is indented to the right and wrapped in triple quotes. Last up is the function body. Now, when we call the help function on our to_seconds function, we get a handy description of what the function does:</text:span></text:p>
      <text:p text:style-name="P51"/>
      <text:p text:style-name="P7"><text:span text:style-name="T14">&gt;&gt;&gt; </text:span><text:span text:style-name="T20">help</text:span><text:span text:style-name="T14">(to_seconds)</text:span></text:p>
      <text:p text:style-name="P8">Help on function to_seconds <text:span text:style-name="T5">in</text:span> module __main__:</text:p>
      <text:p text:style-name="P23"/>
      <text:p text:style-name="P8">to_seconds(hours, minutes, seconds)</text:p>
      <text:p text:style-name="P8">Returns the amount of seconds <text:span text:style-name="T5">in</text:span> the given hours, minutes <text:span text:style-name="T5">and</text:span> seconds.</text:p>
      <text:p text:style-name="P50"/>
      <text:p text:style-name="P50"/>
      <text:p text:style-name="P50"/>
      <text:h text:style-name="P44" text:outline-level="1"><text:soft-page-break/>Classes and Methods Cheat Sheet (Optional)</text:h>
      <text:h text:style-name="P43" text:outline-level="2">Classes and Methods Cheat Sheet</text:h>
      <text:p text:style-name="Text_20_body">In the past few videos, we’ve seen how to define classes and methods in Python. Here, you’ll find a run-down of everything we’ve covered, so you can refer to it whenever you need a refresher.</text:p>
      <text:h text:style-name="Heading_20_3" text:outline-level="3">Defining classes and methods</text:h>
      <text:p text:style-name="P5"><text:span text:style-name="T19">class</text:span><text:span text:style-name="T23"> ClassName:</text:span></text:p>
      <text:p text:style-name="P4"><text:span text:style-name="T5">def</text:span> method_name(<text:span text:style-name="T5">self</text:span>, other_parameters):</text:p>
      <text:p text:style-name="P4">body_of_method</text:p>
      <text:p text:style-name="P72"/>
      <text:h text:style-name="P48" text:outline-level="3">Classes and Instances</text:h>
      <text:list xml:id="list99371495" text:style-name="L15">
        <text:list-item>
          <text:p text:style-name="P75">Classes define the behavior of all instances of a specific class.</text:p>
        </text:list-item>
        <text:list-item>
          <text:p text:style-name="P75">Each variable of a specific class is an instance or object.</text:p>
        </text:list-item>
        <text:list-item>
          <text:p text:style-name="P75">Objects can have attributes, which store information about the object.</text:p>
        </text:list-item>
        <text:list-item>
          <text:p text:style-name="P75">You can make objects do work by calling their methods.</text:p>
        </text:list-item>
        <text:list-item>
          <text:p text:style-name="P75">The first parameter of the methods (self) represents the current instance.</text:p>
        </text:list-item>
        <text:list-item>
          <text:p text:style-name="P75">Methods are just like functions, but they can only be used through a class.</text:p>
        </text:list-item>
      </text:list>
      <text:h text:style-name="Heading_20_3" text:outline-level="3">Special methods</text:h>
      <text:list xml:id="list3305790546" text:style-name="L16">
        <text:list-item>
          <text:p text:style-name="P76">Special methods start and end with __.</text:p>
        </text:list-item>
        <text:list-item>
          <text:p text:style-name="P76">Special methods have specific names, like __init__ for the constructor or __str__ for the conversion to string.</text:p>
        </text:list-item>
      </text:list>
      <text:h text:style-name="Heading_20_3" text:outline-level="3">Documenting classes, methods and functions</text:h>
      <text:list xml:id="list1991626913" text:style-name="L17">
        <text:list-item>
          <text:p text:style-name="P77">You can add documentation to classes, methods, and functions by using docstrings right after the definition. Like this:</text:p>
        </text:list-item>
      </text:list>
      <text:p text:style-name="P42"><text:span text:style-name="T15"><text:tab/><text:tab/></text:span><text:span text:style-name="T21">class</text:span><text:span text:style-name="T24"> ClassName:</text:span></text:p>
      <text:p text:style-name="P10"><text:tab/><text:tab/><text:tab/>"""Documentation for the class."""</text:p>
      <text:p text:style-name="P4"><text:span text:style-name="T5"><text:tab/><text:tab/><text:tab/>def</text:span> method_name(<text:span text:style-name="T5">self</text:span>, other_parameters):</text:p>
      <text:p text:style-name="P10"><text:tab/><text:tab/><text:tab/>"""Documentation for the method."""</text:p>
      <text:p text:style-name="P4"><text:tab/><text:tab/><text:tab/><text:tab/>body_of_method</text:p>
      <text:p text:style-name="P4"><text:span text:style-name="T5"><text:tab/><text:tab/>def</text:span> function_name(parameters):</text:p>
      <text:p text:style-name="P10"><text:tab/><text:tab/><text:tab/><text:tab/>"""Documentation for the function."""</text:p>
      <text:p text:style-name="P4"><text:tab/><text:tab/><text:tab/><text:tab/>body_of_function</text:p>
      <text:p text:style-name="P4"/>
      <text:h text:style-name="P47" text:outline-level="1">Object Inheritance</text:h>
      <text:p text:style-name="P52">In object-oriented programming, the concept of inheritance allows you to build relationships between objects, grouping together similar concepts and reducing code duplication. Let's create a custom Fruit class with color and flavor attributes:</text:p>
      <text:p text:style-name="P52"/>
      <text:p text:style-name="P54">&gt;&gt;&gt; <text:span text:style-name="T5">class</text:span> Fruit:</text:p>
      <text:p text:style-name="P4">... <text:span text:style-name="T5">def</text:span> __init__(<text:span text:style-name="T5">self</text:span>, color, flavor):</text:p>
      <text:p text:style-name="P4">... <text:span text:style-name="T5">self</text:span>.color = color</text:p>
      <text:p text:style-name="P4">... <text:span text:style-name="T5">self</text:span>.flavor = flavor</text:p>
      <text:p text:style-name="P4"><text:soft-page-break/>...</text:p>
      <text:p text:style-name="P52">We defined a Fruit class with a constructor for color and flavor attributes. Next, we'll define an Apple class along with a new Grape class, both of which we want to inherit properties and behaviors from the Fruit class:</text:p>
      <text:p text:style-name="P52"/>
      <text:p text:style-name="P54">&gt;&gt;&gt; <text:span text:style-name="T5">class</text:span> Apple(Fruit):</text:p>
      <text:p text:style-name="P4">... <text:span text:style-name="T5">pass</text:span></text:p>
      <text:p text:style-name="P4">... </text:p>
      <text:p text:style-name="P4">&gt;&gt;&gt; <text:span text:style-name="T5">class</text:span> Grape(Fruit):</text:p>
      <text:p text:style-name="P4">... <text:span text:style-name="T5">pass</text:span></text:p>
      <text:p text:style-name="P4">... </text:p>
      <text:p text:style-name="P52"/>
      <text:p text:style-name="P52">In Python, we use parentheses in the class declaration to have the class inherit from the Fruit class. So in this example, we’re instructing our computer that both the Apple class and Grape class inherit from the Fruit class. This means that they both have the same constructor method which sets the color and flavor attributes. We can now create instances of our Apple and Grape classes:</text:p>
      <text:p text:style-name="P52"/>
      <text:p text:style-name="P54">&gt;&gt;&gt; granny_smith = Apple(<text:span text:style-name="T9">"green"</text:span>, <text:span text:style-name="T9">"tart"</text:span>)</text:p>
      <text:p text:style-name="P4">&gt;&gt;&gt; carnelian = Grape(<text:span text:style-name="T9">"purple"</text:span>, <text:span text:style-name="T9">"sweet"</text:span>)</text:p>
      <text:p text:style-name="P4">&gt;&gt;&gt; <text:span text:style-name="T5">print</text:span>(granny_smith.flavor)</text:p>
      <text:p text:style-name="P4">tart</text:p>
      <text:p text:style-name="P4">&gt;&gt;&gt; <text:span text:style-name="T5">print</text:span>(carnelian.color)</text:p>
      <text:p text:style-name="P4">purple</text:p>
      <text:p text:style-name="P52"/>
      <text:p text:style-name="P52">Inheritance allows us to define attributes or methods that are shared by all types of fruit without having to define them in each fruit class individually. We can then also define specific attributes or methods that are only relevant for a specific type of fruit. Let's look at another example, this time with animals:</text:p>
      <text:p text:style-name="P52"/>
      <text:p text:style-name="P54">&gt;&gt;&gt; <text:span text:style-name="T5">class</text:span> Animal:</text:p>
      <text:p text:style-name="P4">... sound = <text:span text:style-name="T9">""</text:span></text:p>
      <text:p text:style-name="P4">... <text:span text:style-name="T5">def</text:span> __init__(<text:span text:style-name="T5">self</text:span>, name):</text:p>
      <text:p text:style-name="P4">... <text:span text:style-name="T5">self</text:span>.name = name</text:p>
      <text:p text:style-name="P4">... <text:span text:style-name="T5">def</text:span> speak(<text:span text:style-name="T5">self</text:span>):</text:p>
      <text:p text:style-name="P4">... <text:span text:style-name="T5">print</text:span>(<text:span text:style-name="T9">"{sound} I'm {name}! {sound}"</text:span>.<text:span text:style-name="T5">format</text:span>(</text:p>
      <text:p text:style-name="P4">... name=<text:span text:style-name="T5">self</text:span>.name, sound=<text:span text:style-name="T5">self</text:span>.sound))</text:p>
      <text:p text:style-name="P4">... </text:p>
      <text:p text:style-name="P4">&gt;&gt;&gt; <text:span text:style-name="T5">class</text:span> Piglet(Animal):</text:p>
      <text:p text:style-name="P4">... sound = <text:span text:style-name="T9">"Oink!"</text:span></text:p>
      <text:p text:style-name="P4">... </text:p>
      <text:p text:style-name="P4">&gt;&gt;&gt; <text:span text:style-name="T5">class</text:span> Cow(Animal):</text:p>
      <text:p text:style-name="P4">... sound = <text:span text:style-name="T9">"Moooo"</text:span></text:p>
      <text:p text:style-name="P4">...</text:p>
      <text:p text:style-name="P52"/>
      <text:p text:style-name="P52">We defined a parent class, Animal, with two animal types inheriting from that class: Piglet and Cow. The parent Animal class has an attribute to store the sound the animal makes, and the constructor class takes the name that will be assigned to the instance when it's created. There is also the speak method, which will print the name of the animal along with the sound it makes. We defined the Piglet and Cow classes, which inherit from the Animal class, and we set the sound attributes for each animal type. Now, we can create instances of our Piglet and Cow classes and have them speak:</text:p>
      <text:p text:style-name="P52"/>
      <text:p text:style-name="P52"/>
      <text:p text:style-name="P52"/>
      <text:p text:style-name="P54"><text:soft-page-break/>&gt;&gt;&gt; hamlet = Piglet(<text:span text:style-name="T9">"Hamlet"</text:span>)</text:p>
      <text:p text:style-name="P4">&gt;&gt;&gt; hamlet.speak()</text:p>
      <text:p text:style-name="P4">Oink! I<text:span text:style-name="T9">'m Hamlet! Oink!</text:span></text:p>
      <text:p text:style-name="P4">... </text:p>
      <text:p text:style-name="P4">&gt;&gt;&gt; <text:span text:style-name="T5">class</text:span> Cow(Animal):</text:p>
      <text:p text:style-name="P4">... sound = <text:span text:style-name="T9">"Moooo"</text:span></text:p>
      <text:p text:style-name="P4">... </text:p>
      <text:p text:style-name="P4">&gt;&gt;&gt; milky = Cow(<text:span text:style-name="T9">"Milky White"</text:span>)</text:p>
      <text:p text:style-name="P4">&gt;&gt;&gt; milky.speak()</text:p>
      <text:p text:style-name="P4">Moooo I<text:span text:style-name="T9">'m Milky White! Moooo</text:span></text:p>
      <text:p text:style-name="P52"/>
      <text:p text:style-name="P52"/>
      <text:p text:style-name="P52">We create instances of both the Piglet and Cow class, and set the names for our instances. Then we call the speak method of each instance, which results in the formatted string being printed; it includes the sound the animal type makes, along with the instance name we assigned.</text:p>
      <text:p text:style-name="P52"/>
      <text:h text:style-name="P46" text:outline-level="1">Object Composition</text:h>
      <text:p text:style-name="P52">You can have a situation where two different classes are related, but there is no inheritance going on. This is referred to as <text:span text:style-name="Strong_20_Emphasis">composition</text:span> -- where one class makes use of code contained in another class. For example, imagine we have a <text:span text:style-name="Strong_20_Emphasis">Package</text:span> class which represents a software package. It contains attributes about the software package, like name, version, and size. We also have a <text:span text:style-name="Strong_20_Emphasis">Repository</text:span> class which represents all the packages available for installation. While there’s no inheritance relationship between the two classes, they are related. The Repository class will contain a dictionary or list of Packages that are contained in the repository. Let's take a look at an example Repository class definition:</text:p>
      <text:p text:style-name="P52"/>
      <text:p text:style-name="P54">&gt;&gt;&gt; <text:span text:style-name="T5">class</text:span> Repository:</text:p>
      <text:p text:style-name="P4">... <text:span text:style-name="T5">def</text:span> __init__(<text:span text:style-name="T5">self</text:span>):</text:p>
      <text:p text:style-name="P4">... <text:span text:style-name="T5">self</text:span>.packages = {}</text:p>
      <text:p text:style-name="P4">... <text:span text:style-name="T5">def</text:span> add_package(<text:span text:style-name="T5">self</text:span>, package):</text:p>
      <text:p text:style-name="P4">... <text:span text:style-name="T5">self</text:span>.packages[package.name] = package</text:p>
      <text:p text:style-name="P4">... <text:span text:style-name="T5">def</text:span> total_size(<text:span text:style-name="T5">self</text:span>):</text:p>
      <text:p text:style-name="P4">... result = <text:span text:style-name="T10">0</text:span></text:p>
      <text:p text:style-name="P4">... <text:span text:style-name="T5">for</text:span> package <text:span text:style-name="T5">in</text:span> <text:span text:style-name="T5">self</text:span>.packages.values():</text:p>
      <text:p text:style-name="P4">... result += package.size</text:p>
      <text:p text:style-name="P4">... <text:span text:style-name="T5">return</text:span> result</text:p>
      <text:p text:style-name="P52"/>
      <text:p text:style-name="P52"/>
      <text:p text:style-name="P74">In the constructor method, we initialize the packages dictionary, which will contain the package objects available in this repository instance. We initialize the dictionary in the constructor to ensure that every instance of the Repository class has its own dictionary.</text:p>
      <text:p text:style-name="Text_20_body">We then define the add_package method, which takes a Package object as a parameter, and then adds it to our dictionary, using the package name attribute as the key.</text:p>
      <text:p text:style-name="Text_20_body">Finally, we define a total_size method which computes the total size of all packages contained in our repository. This method iterates through the values in our repository dictionary and adds together the size attributes from each package object contained in the dictionary, returning the total at the end. In this example, we’re making use of Package attributes within our Repository class. We’re also calling the values() method on our packages dictionary instance. Composition allows us to use objects as attributes, as well as access all their attributes and methods.</text:p>
      <text:p text:style-name="P53"/>
      <text:p text:style-name="P72"/>
      <text:h text:style-name="P45" text:outline-level="1"><text:soft-page-break/>Augmenting Python with Modules</text:h>
      <text:p text:style-name="P50"><text:span text:style-name="T26">Python modules are separate files that contain classes, functions, and other data that allow us to import and make use of these methods and classes in our own code. Python comes with a lot of modules out of the box. These modules are referred to as the Python Standard Library. You can make use of these modules by using the </text:span><text:span text:style-name="Strong_20_Emphasis">import</text:span> <text:span text:style-name="T26">keyword, followed by the module name. For example, we'll import the </text:span><text:span text:style-name="Strong_20_Emphasis">random</text:span> <text:span text:style-name="T26">module, and then call the </text:span><text:span text:style-name="Strong_20_Emphasis">randint</text:span> <text:span text:style-name="T26">function within this module:</text:span></text:p>
      <text:p text:style-name="P50"><text:span text:style-name="T26"/></text:p>
      <text:p text:style-name="P55">&gt;&gt;&gt; <text:span text:style-name="T5">import</text:span> random</text:p>
      <text:p text:style-name="P4">&gt;&gt;&gt; random.randint(<text:span text:style-name="T10">1</text:span>,<text:span text:style-name="T10">10</text:span>)</text:p>
      <text:p text:style-name="P57">8</text:p>
      <text:p text:style-name="P4">&gt;&gt;&gt; random.randint(<text:span text:style-name="T10">1</text:span>,<text:span text:style-name="T10">10</text:span>)</text:p>
      <text:p text:style-name="P57">7</text:p>
      <text:p text:style-name="P4">&gt;&gt;&gt; random.randint(<text:span text:style-name="T10">1</text:span>,<text:span text:style-name="T10">10</text:span>)</text:p>
      <text:p text:style-name="P57">1</text:p>
      <text:p text:style-name="P50"/>
      <text:p text:style-name="P73">This function takes two integer parameters and returns a random integer between the values we pass it; in this case, 1 and 10. You might notice that calling functions in a module is very similar to calling methods in a class. We use dot notation here too, with a period between the module and function names.</text:p>
      <text:p text:style-name="Text_20_body">Let's take a look at another module: <text:span text:style-name="Strong_20_Emphasis">datetime</text:span>. This module is super helpful when working with dates and times.</text:p>
      <text:p text:style-name="P55">&gt;&gt;&gt; <text:span text:style-name="T5">import</text:span> datetime</text:p>
      <text:p text:style-name="P4">&gt;&gt;&gt; now = datetime.datetime.now()</text:p>
      <text:p text:style-name="P4">&gt;&gt;&gt; <text:span text:style-name="T5">type</text:span>(now)</text:p>
      <text:p text:style-name="P4">&lt;<text:span text:style-name="T5">class</text:span> <text:span text:style-name="T9">'datetime.datetime'</text:span>&gt;</text:p>
      <text:p text:style-name="P4">&gt;&gt;&gt; <text:span text:style-name="T5">print</text:span>(now)</text:p>
      <text:p text:style-name="P4"><text:span text:style-name="T10">2019-04-24</text:span> <text:span text:style-name="T10">16</text:span>:<text:span text:style-name="T10">54</text:span>:<text:span text:style-name="T10">55.155199</text:span></text:p>
      <text:p text:style-name="P50"/>
      <text:p text:style-name="P50"><text:span text:style-name="T26">First, we import the module. Next, we call the </text:span><text:span text:style-name="Strong_20_Emphasis">now()</text:span> <text:span text:style-name="T26">method which belongs to the </text:span><text:span text:style-name="Strong_20_Emphasis">datetime</text:span> <text:span text:style-name="T26">class contained within the </text:span><text:span text:style-name="Strong_20_Emphasis">datetime</text:span> <text:span text:style-name="T26">module. This method generates an instance of the datetime class for the current date and time. This instance has some methods which we can call:</text:span></text:p>
      <text:p text:style-name="P50"><text:span text:style-name="T26"/></text:p>
      <text:p text:style-name="P55"><text:span text:style-name="T26">&gt;&gt;&gt; </text:span><text:span text:style-name="T8">print</text:span><text:span text:style-name="T26">(now)</text:span></text:p>
      <text:p text:style-name="P4"><text:span text:style-name="T10">2019-04-24</text:span> <text:span text:style-name="T10">16</text:span>:<text:span text:style-name="T10">54</text:span>:<text:span text:style-name="T10">55.155199</text:span></text:p>
      <text:p text:style-name="P4">&gt;&gt;&gt; now.year</text:p>
      <text:p text:style-name="P57">2019</text:p>
      <text:p text:style-name="P4">&gt;&gt;&gt; <text:span text:style-name="T5">print</text:span>(now + datetime.timedelta(days=<text:span text:style-name="T10">28</text:span>))</text:p>
      <text:p text:style-name="P4"><text:span text:style-name="T10">2019-05-22</text:span> <text:span text:style-name="T10">16</text:span>:<text:span text:style-name="T10">54</text:span>:<text:span text:style-name="T10">55.155199</text:span></text:p>
      <text:p text:style-name="P50"><text:span text:style-name="T26"/></text:p>
      <text:p text:style-name="P73"><text:span text:style-name="T26">When we call the print function with an instance of the datetime class, we get the date and time printed in a specific format. This is because the datetime class has a </text:span><text:span text:style-name="Strong_20_Emphasis"><text:span text:style-name="T26">__str__</text:span></text:span><text:span text:style-name="T26"> method defined which generates the formatted string we see here. We can also directly call attributes and methods of the class, as with </text:span><text:span text:style-name="Strong_20_Emphasis"><text:span text:style-name="T26">now.year</text:span></text:span><text:span text:style-name="T26"> which returns the year attribute of the instance.</text:span></text:p>
      <text:p text:style-name="Text_20_body">Lastly, we can access other classes contained in the datetime module, like the <text:span text:style-name="Strong_20_Emphasis">timedelta</text:span> class. In this example, we’re creating an instance of the timedelta class with the parameter of 28 days. We’re then adding this object to our instance of the datetime class from earlier and printing the result. This has the effect of adding 28 days to our original datetime object.</text:p>
      <text:p text:style-name="P50"><text:span text:style-name="T26"/></text:p>
      <text:p text:style-name="P50"><text:span text:style-name="T26"/></text:p>
      <text:p text:style-name="P50"><text:span text:style-name="T26"/></text:p>
      <text:h text:style-name="P45" text:outline-level="1"><text:soft-page-break/><text:span text:style-name="T26">Final Project Help</text:span></text:h>
      <text:h text:style-name="Heading_20_3" text:outline-level="3">Project goal </text:h>
      <text:p text:style-name="Text_20_body">Create a dictionary with words and word frequencies that can be passed to the generate_from_frequencies function of the WordCloud class.</text:p>
      <text:p text:style-name="Text_20_body">Once you have the dictionary, use this code to generate the word cloud image:</text:p>
      <text:p text:style-name="P55"><text:span text:style-name="T26">cloud = wordcloud.WordCloud()</text:span></text:p>
      <text:p text:style-name="P4">cloud.generate_from_frequencies(frequencies)</text:p>
      <text:p text:style-name="P4">cloud.to_file(<text:span text:style-name="T9">"myfile.jpg"</text:span>)</text:p>
      <text:p text:style-name="P50"><text:span text:style-name="T26"/></text:p>
      <text:p text:style-name="P50"><text:span text:style-name="T26"/></text:p>
      <text:h text:style-name="P49" text:outline-level="3"><text:span text:style-name="T26">Things to remember </text:span></text:h>
      <text:list xml:id="list4247207063" text:style-name="L18">
        <text:list-item>
          <text:p text:style-name="P78">Before processing any text, you need to remove all the punctuation marks. To do this, you can go through each line of text, character-by-character, using the <text:span text:style-name="Strong_20_Emphasis">isalpha()</text:span> method. This will check whether or not the character is a letter.</text:p>
        </text:list-item>
        <text:list-item>
          <text:p text:style-name="P78">To split a line of text into words, you can use the <text:span text:style-name="Strong_20_Emphasis">split()</text:span> method.</text:p>
        </text:list-item>
        <text:list-item>
          <text:p text:style-name="P78">Before storing words in the frequency dictionary, check if they’re part of the "uninteresting" set of words (for example: "a", "the", "to", "if"). Make this set a parameter to your function so that you can change it if necessary.</text:p>
        </text:list-item>
      </text:list>
      <text:h text:style-name="Heading_20_3" text:outline-level="3">Input file</text:h>
      <text:p text:style-name="Text_20_body">For the input file, you need to provide a file that contains text only. For the text itself, you can copy and paste the contents of a website you like. Or you can use a site like <text:a xlink:type="simple" xlink:href="https://www.gutenberg.org/" office:target-frame-name="_blank" xlink:show="new" text:style-name="Internet_20_link" text:visited-style-name="Visited_20_Internet_20_Link"><text:span text:style-name="T31">Project Gutenberg</text:span></text:a> to find books that are available online. You could see what word clouds you can get from famous books, like a Shakespeare play or a novel by Jane Austen.</text:p>
      <text:h text:style-name="Heading_20_3" text:outline-level="3">Jupyter Notebooks Help</text:h>
      <text:p text:style-name="Text_20_body">Remember that if you need help with Jupyter Notebooks, you can check out <text:a xlink:type="simple" xlink:href="https://learner.coursera.help/hc/en-us/articles/360004995312-Solve-problems-with-Jupyter-Notebooks" office:target-frame-name="_blank" xlink:show="new" text:style-name="Internet_20_link" text:visited-style-name="Visited_20_Internet_20_Link"><text:span text:style-name="T31">this help page</text:span></text:a>.</text:p>
      <text:p text:style-name="P50"><text:span text:style-name="T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ource Sans Pro" svg:font-family="'Source Sans Pr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58cm" fo:margin-right="0.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12:33:29.895306087</meta:creation-date>
    <dc:date>2022-02-03T13:19:47.884848656</dc:date>
    <meta:editing-duration>PT8H41M40S</meta:editing-duration>
    <meta:editing-cycles>33</meta:editing-cycles>
    <meta:generator>LibreOffice/6.4.7.2$Linux_X86_64 LibreOffice_project/40$Build-2</meta:generator>
    <meta:document-statistic meta:table-count="2" meta:image-count="0" meta:object-count="0" meta:page-count="21" meta:paragraph-count="519" meta:word-count="7644" meta:character-count="44537" meta:non-whitespace-character-count="37401"/>
  </office:meta>
</office:document-meta>
</file>